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text/xml" manifest:full-path="Object 41/content.xml"/>
  <manifest:file-entry manifest:media-type="text/xml" manifest:full-path="Object 41/settings.xml"/>
  <manifest:file-entry manifest:media-type="application/vnd.oasis.opendocument.formula" manifest:full-path="Object 41/"/>
  <manifest:file-entry manifest:media-type="text/xml" manifest:full-path="Object 42/content.xml"/>
  <manifest:file-entry manifest:media-type="text/xml" manifest:full-path="Object 42/settings.xml"/>
  <manifest:file-entry manifest:media-type="application/vnd.oasis.opendocument.formula" manifest:full-path="Object 42/"/>
  <manifest:file-entry manifest:media-type="text/xml" manifest:full-path="Object 43/content.xml"/>
  <manifest:file-entry manifest:media-type="text/xml" manifest:full-path="Object 43/settings.xml"/>
  <manifest:file-entry manifest:media-type="application/vnd.oasis.opendocument.formula" manifest:full-path="Object 43/"/>
  <manifest:file-entry manifest:media-type="text/xml" manifest:full-path="Object 44/content.xml"/>
  <manifest:file-entry manifest:media-type="text/xml" manifest:full-path="Object 44/settings.xml"/>
  <manifest:file-entry manifest:media-type="application/vnd.oasis.opendocument.formula" manifest:full-path="Object 44/"/>
  <manifest:file-entry manifest:media-type="text/xml" manifest:full-path="Object 45/content.xml"/>
  <manifest:file-entry manifest:media-type="text/xml" manifest:full-path="Object 45/settings.xml"/>
  <manifest:file-entry manifest:media-type="application/vnd.oasis.opendocument.formula" manifest:full-path="Object 45/"/>
  <manifest:file-entry manifest:media-type="text/xml" manifest:full-path="Object 46/content.xml"/>
  <manifest:file-entry manifest:media-type="text/xml" manifest:full-path="Object 46/settings.xml"/>
  <manifest:file-entry manifest:media-type="application/vnd.oasis.opendocument.formula" manifest:full-path="Object 46/"/>
  <manifest:file-entry manifest:media-type="text/xml" manifest:full-path="Object 47/content.xml"/>
  <manifest:file-entry manifest:media-type="text/xml" manifest:full-path="Object 47/settings.xml"/>
  <manifest:file-entry manifest:media-type="application/vnd.oasis.opendocument.formula" manifest:full-path="Object 47/"/>
  <manifest:file-entry manifest:media-type="text/xml" manifest:full-path="Object 48/content.xml"/>
  <manifest:file-entry manifest:media-type="text/xml" manifest:full-path="Object 48/settings.xml"/>
  <manifest:file-entry manifest:media-type="application/vnd.oasis.opendocument.formula" manifest:full-path="Object 48/"/>
  <manifest:file-entry manifest:media-type="text/xml" manifest:full-path="Object 49/content.xml"/>
  <manifest:file-entry manifest:media-type="text/xml" manifest:full-path="Object 49/settings.xml"/>
  <manifest:file-entry manifest:media-type="application/vnd.oasis.opendocument.formula" manifest:full-path="Object 49/"/>
  <manifest:file-entry manifest:media-type="application/binary" manifest:full-path="layout-cache"/>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full-path="Object 50/"/>
  <manifest:file-entry manifest:media-type="text/xml" manifest:full-path="Object 51/content.xml"/>
  <manifest:file-entry manifest:media-type="text/xml" manifest:full-path="Object 51/settings.xml"/>
  <manifest:file-entry manifest:media-type="application/vnd.oasis.opendocument.formula" manifest:full-path="Object 51/"/>
  <manifest:file-entry manifest:media-type="text/xml" manifest:full-path="Object 52/content.xml"/>
  <manifest:file-entry manifest:media-type="text/xml" manifest:full-path="Object 52/settings.xml"/>
  <manifest:file-entry manifest:media-type="application/vnd.oasis.opendocument.formula" manifest:full-path="Object 52/"/>
  <manifest:file-entry manifest:media-type="text/xml" manifest:full-path="Object 53/content.xml"/>
  <manifest:file-entry manifest:media-type="text/xml" manifest:full-path="Object 53/settings.xml"/>
  <manifest:file-entry manifest:media-type="application/vnd.oasis.opendocument.formula" manifest:full-path="Object 53/"/>
  <manifest:file-entry manifest:media-type="application/rdf+xml" manifest:full-path="manifest.rdf"/>
  <manifest:file-entry manifest:media-type="" manifest:full-path="ObjectReplacements/Object 40"/>
  <manifest:file-entry manifest:media-type="" manifest:full-path="ObjectReplacements/Object 41"/>
  <manifest:file-entry manifest:media-type="" manifest:full-path="ObjectReplacements/Object 42"/>
  <manifest:file-entry manifest:media-type="application/x-openoffice-gdimetafile;windows_formatname=&quot;GDIMetaFile&quot;" manifest:full-path="ObjectReplacements/Object 43"/>
  <manifest:file-entry manifest:media-type="" manifest:full-path="ObjectReplacements/Object 44"/>
  <manifest:file-entry manifest:media-type="application/x-openoffice-gdimetafile;windows_formatname=&quot;GDIMetaFile&quot;" manifest:full-path="ObjectReplacements/Object 45"/>
  <manifest:file-entry manifest:media-type="" manifest:full-path="ObjectReplacements/Object 46"/>
  <manifest:file-entry manifest:media-type="" manifest:full-path="ObjectReplacements/Object 47"/>
  <manifest:file-entry manifest:media-type="" manifest:full-path="ObjectReplacements/Object 48"/>
  <manifest:file-entry manifest:media-type=""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 manifest:full-path="ObjectReplacements/Object 53"/>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39/content.xml"/>
  <manifest:file-entry manifest:media-type="text/xml" manifest:full-path="Object 39/settings.xml"/>
  <manifest:file-entry manifest:media-type="application/vnd.oasis.opendocument.formula"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Lucidasans, 'Lucida Sans', 'Arial Unicode MS'"/>
    <style:font-face style:name="Times" svg:font-family="Times"/>
    <style:font-face style:name="Times New Roman" svg:font-family="'Times New Roman'"/>
    <style:font-face style:name="Bitstream Vera Sans Mono" svg:font-family="'Bitstream Vera Sans Mono'" style:font-family-generic="modern" style:font-pitch="fixed"/>
    <style:font-face style:name="Courier New" svg:font-family="'Courier New'"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Bitstream Vera Sans" svg:font-family="'Bitstream Vera Sans'" style:font-adornments="Bold" style:font-family-generic="swiss"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3" style:family="paragraph" style:parent-style-name="Text_20_body">
      <style:paragraph-properties fo:text-align="start" style:justify-single-word="false"/>
    </style:style>
    <style:style style:name="P4" style:family="paragraph" style:parent-style-name="Text_20_body">
      <style:text-properties style:text-position="0% 100%"/>
    </style:style>
    <style:style style:name="P5" style:family="paragraph" style:parent-style-name="Text_20_body">
      <style:text-properties style:font-name="Bitstream Vera Sans Mono" fo:font-size="11pt" fo:font-style="normal" fo:font-weight="normal" style:font-name-asian="Bitstream Vera Sans Mono" style:font-size-asian="11pt" style:font-style-asian="normal" style:font-weight-asian="normal" style:font-name-complex="Bitstream Vera Sans Mono" style:font-size-complex="11pt" style:font-style-complex="normal" style:font-weight-complex="normal"/>
    </style:style>
    <style:style style:name="P6" style:family="paragraph" style:parent-style-name="Text_20_body">
      <style:paragraph-properties fo:margin-left="0in" fo:margin-right="0in" fo:text-indent="0in" style:auto-text-indent="false"/>
    </style:style>
    <style:style style:name="P7" style:family="paragraph" style:parent-style-name="Heading">
      <style:paragraph-properties fo:break-before="page"/>
    </style:style>
    <style:style style:name="P8"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3" style:family="text">
      <style:text-properties style:text-position="0% 100%"/>
    </style:style>
    <style:style style:name="T4" style:family="text">
      <style:text-properties style:font-name="Bitstream Vera Sans Mono" fo:font-size="11pt" fo:font-style="normal" fo:font-weight="normal" style:font-name-asian="Bitstream Vera Sans Mono" style:font-size-asian="11pt" style:font-style-asian="normal" style:font-weight-asian="normal" style:font-name-complex="Bitstream Vera Sans Mono" style:font-size-complex="11pt" style:font-style-complex="normal" style:font-weight-complex="normal"/>
    </style:style>
    <style:style style:name="T5" style:family="text">
      <style:text-properties officeooo:rsid="001861f2"/>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Bump Maps</text:p>
      <text:h text:style-name="Heading_20_1" text:outline-level="1">Intro to parametric curves</text:h>
      <text:p text:style-name="Text_20_body">We're all familiar with <draw:frame draw:style-name="fr1" draw:name="Object22" text:anchor-type="as-char" svg:width="0.7201in" svg:height="0.2134in" draw:z-index="2"><draw:object xlink:href="./Object 22" xlink:type="simple" xlink:show="embed" xlink:actuate="onLoad"/><draw:image xlink:href="./ObjectReplacements/Object 22" xlink:type="simple" xlink:show="embed" xlink:actuate="onLoad"/></draw:frame>and its derivative <draw:frame draw:style-name="fr1" draw:name="Object23" text:anchor-type="as-char" svg:width="0.8161in" svg:height="0.1902in" draw:z-index="9"><draw:object xlink:href="./Object 23" xlink:type="simple" xlink:show="embed" xlink:actuate="onLoad"/><draw:image xlink:href="./ObjectReplacements/Object 23" xlink:type="simple" xlink:show="embed" xlink:actuate="onLoad"/></draw:frame></text:p>
      <text:p text:style-name="Text_20_body">But I'd prefer parametric <draw:frame draw:style-name="fr1" draw:name="Object24" text:anchor-type="as-char" svg:width="0.9252in" svg:height="0.2134in" draw:z-index="10"><draw:object xlink:href="./Object 24" xlink:type="simple" xlink:show="embed" xlink:actuate="onLoad"/><draw:image xlink:href="./ObjectReplacements/Object 24" xlink:type="simple" xlink:show="embed" xlink:actuate="onLoad"/></draw:frame> and its derivative<draw:frame draw:style-name="fr1" draw:name="Object25" text:anchor-type="as-char" svg:width="1.0189in" svg:height="0.1902in" draw:z-index="11"><draw:object xlink:href="./Object 25" xlink:type="simple" xlink:show="embed" xlink:actuate="onLoad"/><draw:image xlink:href="./ObjectReplacements/Object 25" xlink:type="simple" xlink:show="embed" xlink:actuate="onLoad"/></draw:frame></text:p>
      <text:p text:style-name="Text_20_body">This gives more freedom:</text:p>
      <text:p text:style-name="Text_20_body"><text:tab/>Speedy <draw:frame draw:style-name="fr1" draw:name="Object27" text:anchor-type="as-char" svg:width="2.3846in" svg:height="0.2134in" draw:z-index="12"><draw:object xlink:href="./Object 27" xlink:type="simple" xlink:show="embed" xlink:actuate="onLoad"/><draw:image xlink:href="./ObjectReplacements/Object 27" xlink:type="simple" xlink:show="embed" xlink:actuate="onLoad"/></draw:frame></text:p>
      <text:p text:style-name="Text_20_body"><text:tab/>More shapes:<draw:frame draw:style-name="fr1" draw:name="Object26" text:anchor-type="as-char" svg:width="3.2091in" svg:height="0.1902in" draw:z-index="13"><draw:object xlink:href="./Object 26" xlink:type="simple" xlink:show="embed" xlink:actuate="onLoad"/><draw:image xlink:href="./ObjectReplacements/Object 26" xlink:type="simple" xlink:show="embed" xlink:actuate="onLoad"/></draw:frame></text:p>
      <text:h text:style-name="Heading_20_1" text:outline-level="1">Intro to parametric surfaces</text:h>
      <text:p text:style-name="Text_20_body"><draw:frame draw:style-name="fr2" draw:name="Object11" text:anchor-type="as-char" svg:y="-0.1665in" svg:width="0.9311in" svg:height="0.2083in" draw:z-index="14"><draw:object xlink:href="./Object 11" xlink:type="simple" xlink:show="embed" xlink:actuate="onLoad"/><draw:image xlink:href="./ObjectReplacements/Object 11" xlink:type="simple" xlink:show="embed" xlink:actuate="onLoad"/></draw:frame></text:p>
      <text:p text:style-name="Text_20_body"><draw:frame draw:style-name="fr1" draw:name="Object10" text:anchor-type="as-char" svg:width="2.7882in" svg:height="0.1902in" draw:z-index="15"><draw:object xlink:href="./Object 10" xlink:type="simple" xlink:show="embed" xlink:actuate="onLoad"/><draw:image xlink:href="./ObjectReplacements/Object 10" xlink:type="simple" xlink:show="embed" xlink:actuate="onLoad"/></draw:frame></text:p>
      <text:p text:style-name="Text_20_body">But we try to avoid the individual coordinate representation when possible</text:p>
      <text:p text:style-name="Text_20_body">For instance a linear surface (A, B, and C are vectors in<draw:frame draw:style-name="fr1" draw:name="Object14" text:anchor-type="as-char" svg:width="0.2728in" svg:height="0.2083in" draw:z-index="16"><draw:object xlink:href="./Object 14" xlink:type="simple" xlink:show="embed" xlink:actuate="onLoad"/><draw:image xlink:href="./ObjectReplacements/Object 14" xlink:type="simple" xlink:show="embed" xlink:actuate="onLoad"/></draw:frame>)</text:p>
      <text:p text:style-name="Text_20_body"><draw:frame draw:style-name="fr1" draw:name="Object12" text:anchor-type="as-char" svg:width="5.5307in" svg:height="0.2083in" draw:z-index="17"><draw:object xlink:href="./Object 12" xlink:type="simple" xlink:show="embed" xlink:actuate="onLoad"/><draw:image xlink:href="./ObjectReplacements/Object 12" xlink:type="simple" xlink:show="embed" xlink:actuate="onLoad"/></draw:frame></text:p>
      <text:p text:style-name="Text_20_body">or a general polynomial</text:p>
      <text:p text:style-name="Text_20_body"><draw:frame draw:style-name="fr1" draw:name="Object13" text:anchor-type="as-char" svg:width="6.5937in" svg:height="0.7366in" draw:z-index="18"><draw:object xlink:href="./Object 13" xlink:type="simple" xlink:show="embed" xlink:actuate="onLoad"/><draw:image xlink:href="./ObjectReplacements/Object 13" xlink:type="simple" xlink:show="embed" xlink:actuate="onLoad"/></draw:frame></text:p>
      <text:p text:style-name="Text_20_body">or a sphere</text:p>
      <text:p text:style-name="Text_20_body"><draw:frame draw:style-name="fr1" draw:name="Object15" text:anchor-type="as-char" svg:width="2.9457in" svg:height="0.1902in" draw:z-index="19"><draw:object xlink:href="./Object 15" xlink:type="simple" xlink:show="embed" xlink:actuate="onLoad"/><draw:image xlink:href="./ObjectReplacements/Object 15" xlink:type="simple" xlink:show="embed" xlink:actuate="onLoad"/></draw:frame></text:p>
      <text:h text:style-name="Heading_20_2" text:outline-level="2">Calculus on a parametric surface</text:h>
      <text:p text:style-name="Standard"><text:tab/>Can be done on individual coordinates</text:p>
      <text:p text:style-name="Standard"><text:tab/><draw:frame draw:style-name="fr1" draw:name="Object16" text:anchor-type="as-char" svg:width="4.4201in" svg:height="0.4335in" draw:z-index="20"><draw:object xlink:href="./Object 16" xlink:type="simple" xlink:show="embed" xlink:actuate="onLoad"/><draw:image xlink:href="./ObjectReplacements/Object 16" xlink:type="simple" xlink:show="embed" xlink:actuate="onLoad"/></draw:frame></text:p>
      <text:p text:style-name="Standard"><text:tab/> But we try to avoid coordinate representations when possible</text:p>
      <text:p text:style-name="Standard"><text:tab/><draw:frame draw:style-name="fr1" draw:name="Object17" text:anchor-type="as-char" svg:width="4.1134in" svg:height="0.3953in" draw:z-index="21"><draw:object xlink:href="./Object 17" xlink:type="simple" xlink:show="embed" xlink:actuate="onLoad"/><draw:image xlink:href="./ObjectReplacements/Object 17" xlink:type="simple" xlink:show="embed" xlink:actuate="onLoad"/></draw:frame></text:p>
      <text:p text:style-name="Standard"><text:tab/><draw:frame draw:style-name="fr1" draw:name="Object18" text:anchor-type="as-char" svg:width="5.3634in" svg:height="0.7366in" draw:z-index="22"><draw:object xlink:href="./Object 18" xlink:type="simple" xlink:show="embed" xlink:actuate="onLoad"/><draw:image xlink:href="./ObjectReplacements/Object 18" xlink:type="simple" xlink:show="embed" xlink:actuate="onLoad"/></draw:frame></text:p>
      <text:p text:style-name="Standard"><text:tab/><draw:frame draw:style-name="fr1" draw:name="Object19" text:anchor-type="as-char" svg:width="4.9898in" svg:height="1.6083in" draw:z-index="23"><draw:object xlink:href="./Object 19" xlink:type="simple" xlink:show="embed" xlink:actuate="onLoad"/><draw:image xlink:href="./ObjectReplacements/Object 19" xlink:type="simple" xlink:show="embed" xlink:actuate="onLoad"/></draw:frame></text:p>
      <text:h text:style-name="Heading_20_2" text:outline-level="2">Normal of a parametric surface</text:h>
      <text:p text:style-name="Text_20_body"><text:tab/><draw:frame draw:style-name="fr1" draw:name="Object20" text:anchor-type="as-char" svg:width="2.6272in" svg:height="0.4in" draw:z-index="24"><draw:object xlink:href="./Object 20" xlink:type="simple" xlink:show="embed" xlink:actuate="onLoad"/><draw:image xlink:href="./ObjectReplacements/Object 20" xlink:type="simple" xlink:show="embed" xlink:actuate="onLoad"/></draw:frame></text:p>
      <text:p text:style-name="Text_20_body"><text:tab/><draw:frame draw:style-name="fr1" draw:name="Object21" text:anchor-type="as-char" svg:width="1.3555in" svg:height="0.2083in" draw:z-index="25"><draw:object xlink:href="./Object 21" xlink:type="simple" xlink:show="embed" xlink:actuate="onLoad"/><draw:image xlink:href="./ObjectReplacements/Object 21" xlink:type="simple" xlink:show="embed" xlink:actuate="onLoad"/></draw:frame></text:p>
      <text:h text:style-name="P8" text:outline-level="2">Bump map derivation</text:h>
      <text:p text:style-name="Text_20_body">Model a surface and bumps as parametric surfaces:</text:p>
      <text:p text:style-name="Text_20_body"><text:tab/>P(u,v) = (X(u,v), Y(u,v), Z(u,v)) is a surface in 3D</text:p>
      <text:p text:style-name="Text_20_body"><text:tab/>f(u,v) is a vertical bump to be applied onto the surface</text:p>
      <text:p text:style-name="Text_20_body">Assumptions</text:p>
      <text:p text:style-name="Text_20_body"><text:tab/>f has small values</text:p>
      <text:p text:style-name="Text_20_body"><text:tab/>it's derivative may be large</text:p>
      <text:p text:style-name="Text_20_body">The <text:span text:style-name="T1">bumped</text:span> surface</text:p>
      <text:p text:style-name="Text_20_body"><text:tab/><draw:frame draw:style-name="fr1" draw:name="Object1" text:anchor-type="as-char" svg:width="2.9917in" svg:height="0.4252in" draw:z-index="0"><draw:object xlink:href="./Object 1" xlink:type="simple" xlink:show="embed" xlink:actuate="onLoad"/><draw:image xlink:href="./ObjectReplacements/Object 1" xlink:type="simple" xlink:show="embed" xlink:actuate="onLoad"/></draw:frame></text:p>
      <text:p text:style-name="Text_20_body">Want </text:p>
      <text:p text:style-name="Text_20_body"><text:tab/>values of<draw:frame draw:style-name="fr1" draw:name="Object3" text:anchor-type="as-char" svg:width="0.6016in" svg:height="0.1902in" draw:z-index="40"><draw:object xlink:href="./Object 3" xlink:type="simple" xlink:show="embed" xlink:actuate="onLoad"/><draw:image xlink:href="./ObjectReplacements/Object 3" xlink:type="simple" xlink:show="embed" xlink:actuate="onLoad"/></draw:frame>for rendering,</text:p>
      <text:p text:style-name="Text_20_body"><text:tab/>normals of<draw:frame draw:style-name="fr1" draw:name="Object2" text:anchor-type="as-char" svg:width="0.6016in" svg:height="0.1902in" draw:z-index="1"><draw:object xlink:href="./Object 2" xlink:type="simple" xlink:show="embed" xlink:actuate="onLoad"/><draw:image xlink:href="./ObjectReplacements/Object 2" xlink:type="simple" xlink:show="embed" xlink:actuate="onLoad"/></draw:frame>for lighting calculations</text:p>
      <text:p text:style-name="Text_20_body">Calculate</text:p>
      <text:p text:style-name="P1"><text:tab/><text:span text:style-name="T2"><draw:frame draw:style-name="fr2" draw:name="Object4" text:anchor-type="as-char" svg:y="-0.3425in" svg:width="5.061in" svg:height="0.8283in" draw:z-index="3"><draw:object xlink:href="./Object 4" xlink:type="simple" xlink:show="embed" xlink:actuate="onLoad"/><draw:image xlink:href="./ObjectReplacements/Object 4" xlink:type="simple" xlink:show="embed" xlink:actuate="onLoad"/></draw:frame></text:span></text:p>
      <text:p text:style-name="P2"/>
      <text:p text:style-name="P3">The last term is assumed to be small enough to ignore. <text:s/>Using short cut notation</text:p>
      <text:p text:style-name="P3"><text:tab/><text:span text:style-name="T2"><draw:frame draw:style-name="fr2" draw:name="Object5" text:anchor-type="as-char" svg:y="-0.3425in" svg:width="1.5646in" svg:height="0.6307in" draw:z-index="4"><draw:object xlink:href="./Object 5" xlink:type="simple" xlink:show="embed" xlink:actuate="onLoad"/><draw:image xlink:href="./ObjectReplacements/Object 5" xlink:type="simple" xlink:show="embed" xlink:actuate="onLoad"/></draw:frame></text:span></text:p>
      <text:p text:style-name="Text_20_body">So the normal of<draw:frame draw:style-name="fr1" draw:name="Object6" text:anchor-type="as-char" svg:width="0.6016in" svg:height="0.1902in" draw:z-index="5"><draw:object xlink:href="./Object 6" xlink:type="simple" xlink:show="embed" xlink:actuate="onLoad"/><draw:image xlink:href="./ObjectReplacements/Object 6" xlink:type="simple" xlink:show="embed" xlink:actuate="onLoad"/></draw:frame>is</text:p>
      <text:p text:style-name="Text_20_body"><text:tab/><draw:frame draw:style-name="fr1" draw:name="Object7" text:anchor-type="as-char" svg:width="4.978in" svg:height="1.2854in" draw:z-index="6"><draw:object xlink:href="./Object 7" xlink:type="simple" xlink:show="embed" xlink:actuate="onLoad"/><draw:image xlink:href="./ObjectReplacements/Object 7" xlink:type="simple" xlink:show="embed" xlink:actuate="onLoad"/></draw:frame></text:p>
      <text:p text:style-name="Text_20_body">where</text:p>
      <text:p text:style-name="Text_20_body"><text:tab/><draw:frame draw:style-name="fr1" draw:name="Object8" text:anchor-type="as-char" svg:width="1.9807in" svg:height="0.4134in" draw:z-index="7"><draw:object xlink:href="./Object 8" xlink:type="simple" xlink:show="embed" xlink:actuate="onLoad"/><draw:image xlink:href="./ObjectReplacements/Object 8" xlink:type="simple" xlink:show="embed" xlink:actuate="onLoad"/></draw:frame></text:p>
      <text:p text:style-name="Text_20_body">is perpendicular to N, and in the tangent plane <draw:frame draw:style-name="fr1" draw:name="Object9" text:anchor-type="as-char" svg:width="0.6547in" svg:height="0.2083in" draw:z-index="8"><draw:object xlink:href="./Object 9" xlink:type="simple" xlink:show="embed" xlink:actuate="onLoad"/><draw:image xlink:href="./ObjectReplacements/Object 9" xlink:type="simple" xlink:show="embed" xlink:actuate="onLoad"/></draw:frame></text:p>
      <text:h text:style-name="Heading_20_2" text:outline-level="2"/>
      <text:h text:style-name="P8" text:outline-level="2">Derivation of<draw:frame draw:style-name="fr1" draw:name="Object30" text:anchor-type="as-char" svg:width="0.2311in" svg:height="0.222in" draw:z-index="38"><draw:object xlink:href="./Object 30" xlink:type="simple" xlink:show="embed" xlink:actuate="onLoad"/><draw:image xlink:href="./ObjectReplacements/Object 30" xlink:type="simple" xlink:show="embed" xlink:actuate="onLoad"/></draw:frame><text:span text:style-name="T3">and</text:span><text:span text:style-name="T3"><draw:frame draw:style-name="fr1" draw:name="Object31" text:anchor-type="as-char" svg:width="0.2563in" svg:height="0.222in" draw:z-index="39"><draw:object xlink:href="./Object 31" xlink:type="simple" xlink:show="embed" xlink:actuate="onLoad"/><draw:image xlink:href="./ObjectReplacements/Object 31" xlink:type="simple" xlink:show="embed" xlink:actuate="onLoad"/></draw:frame></text:span></text:h>
      <text:p text:style-name="Text_20_body">For <draw:frame draw:style-name="fr1" draw:name="Object28" text:anchor-type="as-char" svg:width="1.5264in" svg:height="0.2165in" draw:z-index="41"><draw:object xlink:href="./Object 28" xlink:type="simple" xlink:show="embed" xlink:actuate="onLoad"/><draw:image xlink:href="./ObjectReplacements/Object 28" xlink:type="simple" xlink:show="embed" xlink:actuate="onLoad"/></draw:frame></text:p>
      <text:p text:style-name="Text_20_body">Find i,j such that:</text:p>
      <text:p text:style-name="Text_20_body"><text:tab/><draw:frame draw:style-name="fr1" draw:name="Object33" text:anchor-type="as-char" svg:width="1.0193in" svg:height="0.1902in" draw:z-index="43"><draw:object xlink:href="./Object 33" xlink:type="simple" xlink:show="embed" xlink:actuate="onLoad"/><draw:image xlink:href="./ObjectReplacements/Object 33" xlink:type="simple" xlink:show="embed" xlink:actuate="onLoad"/></draw:frame></text:p>
      <text:p text:style-name="Text_20_body"><text:tab/><draw:frame draw:style-name="fr1" draw:name="Object34" text:anchor-type="as-char" svg:width="1.0571in" svg:height="0.1902in" draw:z-index="44"><draw:object xlink:href="./Object 34" xlink:type="simple" xlink:show="embed" xlink:actuate="onLoad"/><draw:image xlink:href="./ObjectReplacements/Object 34" xlink:type="simple" xlink:show="embed" xlink:actuate="onLoad"/></draw:frame></text:p>
      <text:p text:style-name="Text_20_body">Then with blending basis functions</text:p>
      <text:p text:style-name="Text_20_body"><text:tab/><draw:frame draw:style-name="fr1" draw:name="Object35" text:anchor-type="as-char" svg:width="2.4752in" svg:height="0.4256in" draw:z-index="45"><draw:object xlink:href="./Object 35" xlink:type="simple" xlink:show="embed" xlink:actuate="onLoad"/><draw:image xlink:href="./ObjectReplacements/Object 35" xlink:type="simple" xlink:show="embed" xlink:actuate="onLoad"/></draw:frame></text:p>
      <text:p text:style-name="Text_20_body">F(u,v) over that region is</text:p>
      <text:p text:style-name="Text_20_body"><text:tab/><draw:frame draw:style-name="fr1" draw:name="Object36" text:anchor-type="as-char" svg:width="4.6453in" svg:height="0.2083in" draw:z-index="46"><draw:object xlink:href="./Object 36" xlink:type="simple" xlink:show="embed" xlink:actuate="onLoad"/><draw:image xlink:href="./ObjectReplacements/Object 36" xlink:type="simple" xlink:show="embed" xlink:actuate="onLoad"/></draw:frame></text:p>
      <text:p text:style-name="Text_20_body">so</text:p>
      <text:p text:style-name="Text_20_body"><text:tab/><draw:frame draw:style-name="fr1" draw:name="Object37" text:anchor-type="as-char" svg:width="4.8256in" svg:height="1.6252in" draw:z-index="47"><draw:object xlink:href="./Object 37" xlink:type="simple" xlink:show="embed" xlink:actuate="onLoad"/><draw:image xlink:href="./ObjectReplacements/Object 37" xlink:type="simple" xlink:show="embed" xlink:actuate="onLoad"/></draw:frame></text:p>
      <text:p text:style-name="Text_20_body"/>
      <text:p text:style-name="P6"/>
      <text:p text:style-name="Text_20_body">But these values of<draw:frame draw:style-name="fr1" draw:name="Object32" text:anchor-type="as-char" svg:width="0.8291in" svg:height="0.222in" draw:z-index="50"><draw:object xlink:href="./Object 32" xlink:type="simple" xlink:show="embed" xlink:actuate="onLoad"/><draw:image xlink:href="./ObjectReplacements/Object 32" xlink:type="simple" xlink:show="embed" xlink:actuate="onLoad"/></draw:frame>themselves are in some unspecified range of values</text:p>
      <text:p text:style-name="Text_20_body"><text:tab/>And so must be scaled by what? <text:s/></text:p>
      <text:p text:style-name="Text_20_body"><text:tab/>Some user specified value to control the intensity of the bump map.</text:p>
      <text:p text:style-name="Text_20_body"><text:tab/>Depends on visual system interpretation of intensity changes as depth changes.</text:p>
      <text:p text:style-name="Text_20_body"><text:tab/>Adjust it until you get the the desired effect.</text:p>
      <text:h text:style-name="Heading_20_2" text:outline-level="2"/>
      <text:h text:style-name="P8" text:outline-level="2">Derivation of<draw:frame draw:style-name="fr1" draw:name="Object39" text:anchor-type="as-char" svg:width="0.2634in" svg:height="0.222in" draw:z-index="26"><draw:object xlink:href="./Object 39" xlink:type="simple" xlink:show="embed" xlink:actuate="onLoad"/><draw:image xlink:href="./ObjectReplacements/Object 39" xlink:type="simple" xlink:show="embed" xlink:actuate="onLoad"/></draw:frame><text:span text:style-name="T3">and</text:span><text:span text:style-name="T3"><draw:frame draw:style-name="fr1" draw:name="Object43" text:anchor-type="as-char" svg:width="0.2563in" svg:height="0.222in" draw:z-index="27"><draw:object xlink:href="./Object 43" xlink:type="simple" xlink:show="embed" xlink:actuate="onLoad"/><draw:image xlink:href="./ObjectReplacements/Object 43" xlink:type="simple" xlink:show="embed" xlink:actuate="onLoad"/></draw:frame></text:span><text:span text:style-name="T3">from texture coordinates</text:span></text:h>
      <text:p text:style-name="P4">Assume a triangle,<draw:frame draw:style-name="fr1" draw:name="Object41" text:anchor-type="as-char" svg:width="0.5799in" svg:height="0.1752in" draw:z-index="28"><draw:object xlink:href="./Object 41" xlink:type="simple" xlink:show="embed" xlink:actuate="onLoad"/><draw:image xlink:href="./ObjectReplacements/Object 41" xlink:type="simple" xlink:show="embed" xlink:actuate="onLoad"/></draw:frame>with texture coordinates<draw:frame draw:style-name="fr1" draw:name="Object53" text:anchor-type="as-char" svg:width="0.5752in" svg:height="0.1752in" draw:z-index="29"><draw:object xlink:href="./Object 53" xlink:type="simple" xlink:show="embed" xlink:actuate="onLoad"/><draw:image xlink:href="./ObjectReplacements/Object 53" xlink:type="simple" xlink:show="embed" xlink:actuate="onLoad"/></draw:frame></text:p>
      <text:p text:style-name="P4">For convenience define <draw:frame draw:style-name="fr1" draw:name="Object50" text:anchor-type="as-char" svg:width="3.678in" svg:height="0.1752in" draw:z-index="30"><draw:object xlink:href="./Object 50" xlink:type="simple" xlink:show="embed" xlink:actuate="onLoad"/><draw:image xlink:href="./ObjectReplacements/Object 50" xlink:type="simple" xlink:show="embed" xlink:actuate="onLoad"/></draw:frame></text:p>
      <text:p text:style-name="P4">Will derive a linear map: <draw:frame draw:style-name="fr1" draw:name="Object42" text:anchor-type="as-char" svg:width="1.0965in" svg:height="0.1819in" draw:z-index="31"><draw:object xlink:href="./Object 42" xlink:type="simple" xlink:show="embed" xlink:actuate="onLoad"/><draw:image xlink:href="./ObjectReplacements/Object 42" xlink:type="simple" xlink:show="embed" xlink:actuate="onLoad"/></draw:frame> s.t. <draw:frame draw:style-name="fr1" draw:name="Object40" text:anchor-type="as-char" svg:width="0.8429in" svg:height="0.1925in" draw:z-index="32"><draw:object xlink:href="./Object 40" xlink:type="simple" xlink:show="embed" xlink:actuate="onLoad"/><draw:image xlink:href="./ObjectReplacements/Object 40" xlink:type="simple" xlink:show="embed" xlink:actuate="onLoad"/></draw:frame></text:p>
      <text:p text:style-name="P4"/>
      <text:p text:style-name="P4">If we can find a and b as functions of T such that:</text:p>
      <text:p text:style-name="Text_20_body"><text:span text:style-name="T3"><text:tab/></text:span><text:span text:style-name="T3"><draw:frame draw:style-name="fr1" draw:name="Object44" text:anchor-type="as-char" svg:width="3.7091in" svg:height="0.1925in" draw:z-index="33"><draw:object xlink:href="./Object 44" xlink:type="simple" xlink:show="embed" xlink:actuate="onLoad"/><draw:image xlink:href="./ObjectReplacements/Object 44" xlink:type="simple" xlink:show="embed" xlink:actuate="onLoad"/></draw:frame></text:span><text:span text:style-name="T3">, </text:span></text:p>
      <text:p text:style-name="P4">then</text:p>
      <text:p text:style-name="Text_20_body"><text:span text:style-name="T3"><text:tab/></text:span><text:span text:style-name="T3"><draw:frame draw:style-name="fr1" draw:name="Object46" text:anchor-type="as-char" svg:width="4.0465in" svg:height="0.1925in" draw:z-index="34"><draw:object xlink:href="./Object 46" xlink:type="simple" xlink:show="embed" xlink:actuate="onLoad"/><draw:image xlink:href="./ObjectReplacements/Object 46" xlink:type="simple" xlink:show="embed" xlink:actuate="onLoad"/></draw:frame></text:span></text:p>
      <text:p text:style-name="P4">and the derivatives we want are</text:p>
      <text:p text:style-name="Text_20_body"><text:span text:style-name="T3"><text:tab/></text:span><draw:frame draw:style-name="fr1" draw:name="Object47" text:anchor-type="as-char" svg:width="2.5626in" svg:height="0.7319in" draw:z-index="35"><draw:object xlink:href="./Object 47" xlink:type="simple" xlink:show="embed" xlink:actuate="onLoad"/><draw:image xlink:href="./ObjectReplacements/Object 47" xlink:type="simple" xlink:show="embed" xlink:actuate="onLoad"/></draw:frame></text:p>
      <text:p text:style-name="P4"/>
      <text:p text:style-name="P4">Now to compute a and b:</text:p>
      <text:p text:style-name="Text_20_body"><text:tab/><draw:frame draw:style-name="fr1" draw:name="Object48" text:anchor-type="as-char" svg:width="1.6673in" svg:height="0.1752in" draw:z-index="36"><draw:object xlink:href="./Object 48" xlink:type="simple" xlink:show="embed" xlink:actuate="onLoad"/><draw:image xlink:href="./ObjectReplacements/Object 48" xlink:type="simple" xlink:show="embed" xlink:actuate="onLoad"/></draw:frame></text:p>
      <text:p text:style-name="P4">implies</text:p>
      <text:p text:style-name="Text_20_body"><text:tab/><draw:frame draw:style-name="fr1" draw:name="Object49" text:anchor-type="as-char" svg:width="1.8571in" svg:height="0.3925in" draw:z-index="37"><draw:object xlink:href="./Object 49" xlink:type="simple" xlink:show="embed" xlink:actuate="onLoad"/><draw:image xlink:href="./ObjectReplacements/Object 49" xlink:type="simple" xlink:show="embed" xlink:actuate="onLoad"/></draw:frame></text:p>
      <text:p text:style-name="P4">Use Cramer's rule to solve for a and b:</text:p>
      <text:p text:style-name="Text_20_body"><text:span text:style-name="T3"><text:tab/></text:span><draw:frame draw:style-name="fr1" draw:name="Object51" text:anchor-type="as-char" svg:width="2.928in" svg:height="1.6547in" draw:z-index="42"><draw:object xlink:href="./Object 51" xlink:type="simple" xlink:show="embed" xlink:actuate="onLoad"/><draw:image xlink:href="./ObjectReplacements/Object 51" xlink:type="simple" xlink:show="embed" xlink:actuate="onLoad"/></draw:frame></text:p>
      <text:p text:style-name="P4"/>
      <text:p text:style-name="P5"/>
      <text:p text:style-name="P5">The derivatives are</text:p>
      <text:p text:style-name="Text_20_body"><text:span text:style-name="T4"><text:tab/></text:span><text:span text:style-name="T4"><draw:frame draw:style-name="fr1" draw:name="Object45" text:anchor-type="as-char" svg:width="2.1028in" svg:height="0.6992in" draw:z-index="48"><draw:object xlink:href="./Object 45" xlink:type="simple" xlink:show="embed" xlink:actuate="onLoad"/><draw:image xlink:href="./ObjectReplacements/Object 45" xlink:type="simple" xlink:show="embed" xlink:actuate="onLoad"/></draw:frame></text:span></text:p>
      <text:p text:style-name="P5">and so<text:tab/></text:p>
      <text:p text:style-name="Text_20_body"><text:tab/><draw:frame draw:style-name="fr1" draw:name="Object52" text:anchor-type="as-char" svg:width="1.6638in" svg:height="0.3752in" draw:z-index="49"><draw:object xlink:href="./Object 52" xlink:type="simple" xlink:show="embed" xlink:actuate="onLoad"/><draw:image xlink:href="./ObjectReplacements/Object 52" xlink:type="simple" xlink:show="embed" xlink:actuate="onLoad"/></draw:frame></text:p>
      <text:p text:style-name="P7">Bump Map <text:s/>in shaders</text:p>
      <text:h text:style-name="Heading_20_1" text:outline-level="1">Vertex shader </text:h>
      <text:p text:style-name="Text_20_body">Input: <text:s/>attribute vec3 vertexTangent</text:p>
      <text:p text:style-name="Text_20_body">Transform: Pu = gl_NormalMatrix*vertexTangent</text:p>
      <text:p text:style-name="Text_20_body">Output: varying vec3 Pu</text:p>
      <text:p text:style-name="Text_20_body">as well as the usual:</text:p>
      <text:p text:style-name="Text_20_body"><text:tab/>gl_Position, and</text:p>
      <text:p text:style-name="Text_20_body"><text:tab/>normal, light, and eye direction vectors for Phong</text:p>
      <text:h text:style-name="Heading_20_1" text:outline-level="1">Fragment Shader</text:h>
      <text:p text:style-name="Text_20_body">Input: varying vec3 Pu</text:p>
      <text:p text:style-name="Text_20_body">Calculate: </text:p>
      <text:p text:style-name="Text_20_body"><text:tab/>Pv = cross(N,P<text:span text:style-name="T5">u</text:span>)</text:p>
      <text:p text:style-name="Text_20_body"><text:tab/>Normalize N, Pu, Pv</text:p>
      <text:p text:style-name="Text_20_body"><text:tab/>get fu, fv</text:p>
      <text:p text:style-name="Text_20_body"><text:tab/>N += scaleFudge*cross((fv*Pu-fu*Pv), N); </text:p>
      <text:p text:style-name="Text_20_body"><text:tab/>normalize N (again)</text:p>
      <text:p text:style-name="Text_20_body"><text:tab/>Light with normal N</text:p>
      <text:p text:style-name="Text_20_body"/>
      <text:p text:style-name="Text_20_body"/>
      <text:p text:style-name="Text_20_body"/>
      <text:p text:style-name="Text_20_body"/>
      <text:p text:style-name="Text_20_body"/>
      <text:p text:style-name="Text_20_body"/>
      <text:p text:style-name="Text_20_body"/>
      <text:p text:style-name="Text_20_body"><text:s/></text:p>
      <text:p text:style-name="Text_20_body"/>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Tahoma1" svg:font-family="Tahoma, Lucidasans, 'Lucida Sans', 'Arial Unicode MS'"/>
    <style:font-face style:name="Times" svg:font-family="Times"/>
    <style:font-face style:name="Times New Roman" svg:font-family="'Times New Roman'"/>
    <style:font-face style:name="Bitstream Vera Sans Mono" svg:font-family="'Bitstream Vera Sans Mono'" style:font-family-generic="modern" style:font-pitch="fixed"/>
    <style:font-face style:name="Courier New" svg:font-family="'Courier New'"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Bitstream Vera Sans" svg:font-family="'Bitstream Vera Sans'"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font-name-asian="Bitstream Vera Sans1"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0402in" fo:margin-bottom="0in"/>
      <style:text-properties style:font-name="Bitstream Vera Serif" fo:font-weight="normal"/>
    </style:style>
    <style:style style:name="Text_20_body" style:display-name="Text body" style:family="paragraph" style:parent-style-name="Standard" style:class="text">
      <style:paragraph-properties fo:margin-left="0.25in" fo:margin-right="0in" fo:margin-top="0in" fo:margin-bottom="0in" fo:text-indent="0in" style:auto-text-indent="false"/>
      <style:text-properties style:font-name="Bitstream Vera Serif"/>
    </style:style>
    <style:style style:name="List_20_Indent" style:display-name="List Indent" style:family="paragraph" style:parent-style-name="Text_20_body" style:class="text">
      <style:paragraph-properties fo:margin-left="0.2in" fo:margin-right="0in" fo:margin-top="0in" fo:margin-bottom="0in" fo:text-indent="0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text-align="center" style:justify-single-word="false" fo:keep-with-next="always"/>
      <style:text-properties style:font-name="Bitstream Vera Sans" fo:font-size="24pt" fo:font-weight="bold" style:font-name-asian="HG Mincho Light J"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margin-top="0.1701in" fo:margin-bottom="0in" fo:text-align="start" style:justify-single-word="false"/>
      <style:text-properties style:font-name="Bitstream Vera Serif1"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in" fo:margin-bottom="0in" fo:text-align="start" style:justify-single-word="false"/>
      <style:text-properties style:font-name="Bitstream Vera Serif1"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Times New Roman"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Times" style:font-name-complex="Tahoma1"/>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5-09-06T10:58:19</meta:creation-date>
    <dc:creator>Gary Herron</dc:creator>
    <dc:date>2011-02-16T11:11:45</dc:date>
    <meta:printed-by>Gary Herron</meta:printed-by>
    <meta:print-date>2008-02-25T08:43:41</meta:print-date>
    <meta:editing-cycles>114</meta:editing-cycles>
    <meta:editing-duration>PT75H14M35S</meta:editing-duration>
    <meta:document-statistic meta:table-count="0" meta:image-count="0" meta:object-count="51" meta:page-count="5" meta:paragraph-count="102" meta:word-count="367" meta:character-count="220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over math:accent="true">
        <math:mi>P</math:mi>
        <math:mo math:stretchy="false">ˉ</math:mo>
      </math:mover>
      <math:mrow>
        <math:mo math:stretchy="false">(</math:mo>
        <math:mrow>
          <math:mi>u</math:mi>
          <math:mi>,</math:mi>
          <math:mi>v</math:mi>
        </math:mrow>
        <math:mo math:stretchy="false">)</math:mo>
      </math:mrow>
      <math:mrow>
        <math:mi/>
        <math:mo math:stretchy="false">=</math:mo>
        <math:mi/>
      </math:mrow>
      <math:mi>P</math:mi>
      <math:mrow>
        <math:mo math:stretchy="false">(</math:mo>
        <math:mrow>
          <math:mi>u</math:mi>
          <math:mi>,</math:mi>
          <math:mi>v</math:mi>
        </math:mrow>
        <math:mo math:stretchy="false">)</math:mo>
      </math:mrow>
      <math:mrow>
        <math:mi/>
        <math:mo math:stretchy="false">+</math:mo>
        <math:mi/>
      </math:mrow>
      <math:mi>f</math:mi>
      <math:mrow>
        <math:mo math:stretchy="false">(</math:mo>
        <math:mrow>
          <math:mi>u</math:mi>
          <math:mi>,</math:mi>
          <math:mi>v</math:mi>
        </math:mrow>
        <math:mo math:stretchy="false">)</math:mo>
      </math:mrow>
      <math:mfrac>
        <math:mrow>
          <math:mi>N</math:mi>
          <math:mrow>
            <math:mo math:stretchy="false">(</math:mo>
            <math:mrow>
              <math:mi>u</math:mi>
              <math:mi>,</math:mi>
              <math:mi>v</math:mi>
            </math:mrow>
            <math:mo math:stretchy="false">)</math:mo>
          </math:mrow>
        </math:mrow>
        <math:mfenced math:open="∥" math:close="∥">
          <math:mrow>
            <math:mi>N</math:mi>
            <math:mrow>
              <math:mo math:stretchy="false">(</math:mo>
              <math:mrow>
                <math:mi>u</math:mi>
                <math:mi>,</math:mi>
                <math:mi>v</math:mi>
              </math:mrow>
              <math:mo math:stretchy="false">)</math:mo>
            </math:mrow>
          </math:mrow>
        </math:mfenced>
      </math:mfrac>
    </math:mrow>
    <math:annotation math:encoding="StarMath 5.0">bar P(u,v) ~=~ P(u,v) ~+~ f(u,v) {N(u,v)} over {left ldline N(u,v) right rdline }</math:annotation>
  </math:semantics>
</math:math>
</file>

<file path=Object 10/content.xml><?xml version="1.0" encoding="utf-8"?>
<!DOCTYPE math  PUBLIC '-//OpenOffice.org//DTD Modified W3C MathML 1.01//EN'  'math.dtd'>
<math:math xmlns:math="http://www.w3.org/1998/Math/MathML">
  <math:semantics>
    <math:mrow>
      <math:mi>P</math:mi>
      <math:mrow>
        <math:mo math:stretchy="false"></math:mo>
        <math:mrow>
          <math:mi>u</math:mi>
          <math:mi>,</math:mi>
          <math:mi>v</math:mi>
        </math:mrow>
        <math:mo math:stretchy="false"></math:mo>
      </math:mrow>
      <math:mrow>
        <math:mi/>
        <math:mo math:stretchy="false">=</math:mo>
        <math:mi/>
      </math:mrow>
      <math:mrow>
        <math:mo math:stretchy="false"></math:mo>
        <math:mrow>
          <math:mi>X</math:mi>
          <math:mrow>
            <math:mo math:stretchy="false"></math:mo>
            <math:mrow>
              <math:mi>u</math:mi>
              <math:mi>,</math:mi>
              <math:mi>v</math:mi>
            </math:mrow>
            <math:mo math:stretchy="false"></math:mo>
          </math:mrow>
          <math:mi>,</math:mi>
          <math:mi>Y</math:mi>
          <math:mrow>
            <math:mo math:stretchy="false"></math:mo>
            <math:mrow>
              <math:mi>u</math:mi>
              <math:mi>,</math:mi>
              <math:mi>v</math:mi>
            </math:mrow>
            <math:mo math:stretchy="false"></math:mo>
          </math:mrow>
          <math:mi>,</math:mi>
          <math:mi>Z</math:mi>
          <math:mrow>
            <math:mo math:stretchy="false"></math:mo>
            <math:mrow>
              <math:mi>u</math:mi>
              <math:mi>,</math:mi>
              <math:mi>v</math:mi>
            </math:mrow>
            <math:mo math:stretchy="false"></math:mo>
          </math:mrow>
        </math:mrow>
        <math:mo math:stretchy="false"></math:mo>
      </math:mrow>
    </math:mrow>
    <math:annotation math:encoding="StarMath 5.0">P(u,v) ~=~ (X(u,v), Y(u,v), Z(u,v))</math:annotation>
  </math:semantics>
</math:math>
</file>

<file path=Object 11/content.xml><?xml version="1.0" encoding="utf-8"?>
<!DOCTYPE math  PUBLIC '-//OpenOffice.org//DTD Modified W3C MathML 1.01//EN'  'math.dtd'>
<math:math xmlns:math="http://www.w3.org/1998/Math/MathML">
  <math:semantics>
    <math:mrow>
      <math:mi>P</math:mi>
      <math:mi>:</math:mi>
      <math:mi/>
      <math:mrow>
        <math:msup>
          <math:mo math:stretchy="false">ℜ</math:mo>
          <math:mn>2</math:mn>
        </math:msup>
        <math:mo math:stretchy="false"></math:mo>
        <math:msup>
          <math:mo math:stretchy="false">ℜ</math:mo>
          <math:mn>3</math:mn>
        </math:msup>
      </math:mrow>
    </math:mrow>
    <math:annotation math:encoding="StarMath 5.0">P: ~ Re^2 toward Re^3</math:annotation>
  </math:semantics>
</math:math>
</file>

<file path=Object 12/content.xml><?xml version="1.0" encoding="utf-8"?>
<!DOCTYPE math  PUBLIC '-//OpenOffice.org//DTD Modified W3C MathML 1.01//EN'  'math.dtd'>
<math:math xmlns:math="http://www.w3.org/1998/Math/MathML">
  <math:semantics>
    <math:mrow>
      <math:mi>L</math:mi>
      <math:mrow>
        <math:mo math:stretchy="false"></math:mo>
        <math:mrow>
          <math:mi>u</math:mi>
          <math:mi>,</math:mi>
          <math:mi>v</math:mi>
        </math:mrow>
        <math:mo math:stretchy="false"></math:mo>
      </math:mrow>
      <math:mrow>
        <math:mi/>
        <math:mo math:stretchy="false">=</math:mo>
        <math:mi/>
      </math:mrow>
      <math:mi>C</math:mi>
      <math:mrow>
        <math:mi/>
        <math:mo math:stretchy="false"></math:mo>
        <math:mi/>
      </math:mrow>
      <math:mi>u</math:mi>
      <math:mi>A</math:mi>
      <math:mrow>
        <math:mi/>
        <math:mo math:stretchy="false"></math:mo>
        <math:mi/>
      </math:mrow>
      <math:mi>v</math:mi>
      <math:mi>B</math:mi>
      <math:mrow>
        <math:mi/>
        <math:mo math:stretchy="false">=</math:mo>
        <math:mi/>
      </math:mrow>
      <math:mrow>
        <math:mo math:stretchy="false"></math:mo>
        <math:mrow>
          <math:mrow>
            <math:mrow>
              <math:msub>
                <math:mi>C</math:mi>
                <math:mi>x</math:mi>
              </math:msub>
              <math:mo math:stretchy="false"></math:mo>
              <math:msub>
                <math:mi math:fontstyle="italic">uA</math:mi>
                <math:mi>x</math:mi>
              </math:msub>
            </math:mrow>
            <math:mo math:stretchy="false"></math:mo>
            <math:msub>
              <math:mi math:fontstyle="italic">vB</math:mi>
              <math:mi>x</math:mi>
            </math:msub>
          </math:mrow>
          <math:mi>,</math:mi>
          <math:mrow>
            <math:mrow>
              <math:msub>
                <math:mi>C</math:mi>
                <math:mi>y</math:mi>
              </math:msub>
              <math:mo math:stretchy="false"></math:mo>
              <math:msub>
                <math:mi math:fontstyle="italic">uA</math:mi>
                <math:mi>y</math:mi>
              </math:msub>
            </math:mrow>
            <math:mo math:stretchy="false"></math:mo>
            <math:msub>
              <math:mi math:fontstyle="italic">vB</math:mi>
              <math:mi>y</math:mi>
            </math:msub>
          </math:mrow>
          <math:mi>,</math:mi>
          <math:mrow>
            <math:mrow>
              <math:msub>
                <math:mi>C</math:mi>
                <math:mi>z</math:mi>
              </math:msub>
              <math:mo math:stretchy="false"></math:mo>
              <math:msub>
                <math:mi math:fontstyle="italic">uA</math:mi>
                <math:mi>z</math:mi>
              </math:msub>
            </math:mrow>
            <math:mo math:stretchy="false"></math:mo>
            <math:msub>
              <math:mi math:fontstyle="italic">vB</math:mi>
              <math:mi>z</math:mi>
            </math:msub>
          </math:mrow>
        </math:mrow>
        <math:mo math:stretchy="false"></math:mo>
      </math:mrow>
    </math:mrow>
    <math:annotation math:encoding="StarMath 5.0">L(u,v)  ~=~ C ~+~ u A ~+~ v B ~=~ (C_x+uA_x+vB_x,  C_y+uA_y+vB_y,  C_z+uA_z+vB_z)</math:annotation>
  </math:semantics>
</math:math>
</file>

<file path=Object 13/content.xml><?xml version="1.0" encoding="utf-8"?>
<!DOCTYPE math  PUBLIC '-//OpenOffice.org//DTD Modified W3C MathML 1.01//EN'  'math.dtd'>
<math:math xmlns:math="http://www.w3.org/1998/Math/MathML">
  <math:semantics>
    <math:mrow>
      <math:mi>R</math:mi>
      <math:mrow>
        <math:mo math:stretchy="false"></math:mo>
        <math:mrow>
          <math:mi>u</math:mi>
          <math:mi>,</math:mi>
          <math:mi>v</math:mi>
        </math:mrow>
        <math:mo math:stretchy="false"></math:mo>
      </math:mrow>
      <math:mrow>
        <math:mi/>
        <math:mo math:stretchy="false">=</math:mo>
        <math:mi/>
      </math:mrow>
      <math:mrow>
        <math:msub>
          <math:mi>A</math:mi>
          <math:mn>00</math:mn>
        </math:msub>
        <math:mo math:stretchy="false"></math:mo>
        <math:mi>u</math:mi>
      </math:mrow>
      <math:mrow>
        <math:msub>
          <math:mi>A</math:mi>
          <math:mn>10</math:mn>
        </math:msub>
        <math:mo math:stretchy="false"></math:mo>
        <math:mi>v</math:mi>
      </math:mrow>
      <math:mrow>
        <math:msub>
          <math:mi>A</math:mi>
          <math:mn>01</math:mn>
        </math:msub>
        <math:mo math:stretchy="false"></math:mo>
        <math:msup>
          <math:mi>u</math:mi>
          <math:mn>2</math:mn>
        </math:msup>
      </math:mrow>
      <math:mrow>
        <math:msub>
          <math:mi>A</math:mi>
          <math:mn>20</math:mn>
        </math:msub>
        <math:mo math:stretchy="false"></math:mo>
        <math:mi math:fontstyle="italic">uv</math:mi>
      </math:mrow>
      <math:mrow>
        <math:msub>
          <math:mi>A</math:mi>
          <math:mn>11</math:mn>
        </math:msub>
        <math:mo math:stretchy="false"></math:mo>
        <math:msup>
          <math:mi>v</math:mi>
          <math:mn>2</math:mn>
        </math:msup>
      </math:mrow>
      <math:msub>
        <math:mi>A</math:mi>
        <math:mn>02</math:mn>
      </math:msub>
      <math:mrow>
        <math:mi/>
        <math:mo math:stretchy="false">=</math:mo>
        <math:mi/>
      </math:mrow>
      <math:mfenced math:open="" math:close="">
        <math:mtable>
          <math:mtr>
            <math:mtd>
              <math:mn>1</math:mn>
            </math:mtd>
            <math:mtd>
              <math:mi>u</math:mi>
            </math:mtd>
            <math:mtd>
              <math:msup>
                <math:mi>u</math:mi>
                <math:mn>2</math:mn>
              </math:msup>
            </math:mtd>
          </math:mtr>
        </math:mtable>
      </math:mfenced>
      <math:mfenced math:open="" math:close="">
        <math:mtable>
          <math:mtr>
            <math:mtd>
              <math:msub>
                <math:mi>A</math:mi>
                <math:mn>00</math:mn>
              </math:msub>
            </math:mtd>
            <math:mtd>
              <math:msub>
                <math:mi>A</math:mi>
                <math:mn>01</math:mn>
              </math:msub>
            </math:mtd>
            <math:mtd>
              <math:msub>
                <math:mi>A</math:mi>
                <math:mn>02</math:mn>
              </math:msub>
            </math:mtd>
          </math:mtr>
          <math:mtr>
            <math:mtd>
              <math:msub>
                <math:mi>A</math:mi>
                <math:mn>10</math:mn>
              </math:msub>
            </math:mtd>
            <math:mtd>
              <math:msub>
                <math:mi>A</math:mi>
                <math:mn>11</math:mn>
              </math:msub>
            </math:mtd>
            <math:mtd>
              <math:mn>0</math:mn>
            </math:mtd>
          </math:mtr>
          <math:mtr>
            <math:mtd>
              <math:msub>
                <math:mi>A</math:mi>
                <math:mn>20</math:mn>
              </math:msub>
            </math:mtd>
            <math:mtd>
              <math:mn>0</math:mn>
            </math:mtd>
            <math:mtd>
              <math:mn>0</math:mn>
            </math:mtd>
          </math:mtr>
        </math:mtable>
      </math:mfenced>
      <math:mfenced math:open="" math:close="">
        <math:mtable>
          <math:mtr>
            <math:mtd>
              <math:mn>1</math:mn>
            </math:mtd>
          </math:mtr>
          <math:mtr>
            <math:mtd>
              <math:mi>v</math:mi>
            </math:mtd>
          </math:mtr>
          <math:mtr>
            <math:mtd>
              <math:msup>
                <math:mi>v</math:mi>
                <math:mn>2</math:mn>
              </math:msup>
            </math:mtd>
          </math:mtr>
        </math:mtable>
      </math:mfenced>
      <math:mrow>
        <math:mi/>
        <math:mo math:stretchy="false">=</math:mo>
        <math:mi/>
      </math:mrow>
      <math:mrow>
        <math:mo math:stretchy="false"></math:mo>
        <math:mn>...</math:mn>
        <math:mo math:stretchy="false"></math:mo>
      </math:mrow>
    </math:mrow>
    <math:annotation math:encoding="StarMath 5.0">R(u,v)  ~=~ A_00 + u A_10 + v A_01 + u^2 A_20 + uv A_11 + v^2 A_02 ~=~

 left ( matrix{1#u#u^2} right ) 
 left ( matrix { A_00# A_01# A_02## A_10# A_11# 0## A_20# 0# 0} right )
 left ( matrix{1##v##v^2} right ) 
 
 ~=~ (...)</math:annotation>
  </math:semantics>
</math:math>
</file>

<file path=Object 14/content.xml><?xml version="1.0" encoding="utf-8"?>
<!DOCTYPE math  PUBLIC '-//OpenOffice.org//DTD Modified W3C MathML 1.01//EN'  'math.dtd'>
<math:math xmlns:math="http://www.w3.org/1998/Math/MathML">
  <math:semantics>
    <math:msup>
      <math:mo math:stretchy="false">ℜ</math:mo>
      <math:mn>3</math:mn>
    </math:msup>
    <math:annotation math:encoding="StarMath 5.0">Re^3</math:annotation>
  </math:semantics>
</math:math>
</file>

<file path=Object 15/content.xml><?xml version="1.0" encoding="utf-8"?>
<!DOCTYPE math  PUBLIC '-//OpenOffice.org//DTD Modified W3C MathML 1.01//EN'  'math.dtd'>
<math:math xmlns:math="http://www.w3.org/1998/Math/MathML">
  <math:semantics>
    <math:mrow>
      <math:mi>S</math:mi>
      <math:mrow>
        <math:mo math:stretchy="false"></math:mo>
        <math:mrow>
          <math:mo math:stretchy="false"></math:mo>
          <math:mi>,</math:mi>
          <math:mo math:stretchy="false"></math:mo>
        </math:mrow>
        <math:mo math:stretchy="false"></math:mo>
      </math:mrow>
      <math:mrow>
        <math:mi/>
        <math:mo math:stretchy="false">=</math:mo>
        <math:mi/>
      </math:mrow>
      <math:mrow>
        <math:mo math:stretchy="false"></math:mo>
        <math:mrow>
          <math:mi>sin</math:mi>
          <math:mo math:stretchy="false"></math:mo>
          <math:mi>cos</math:mi>
          <math:mo math:stretchy="false"></math:mo>
          <math:mi>,</math:mi>
          <math:mi>sin</math:mi>
          <math:mo math:stretchy="false"></math:mo>
          <math:mi>sin</math:mi>
          <math:mo math:stretchy="false"></math:mo>
          <math:mi>,</math:mi>
          <math:mi>cos</math:mi>
          <math:mo math:stretchy="false"></math:mo>
        </math:mrow>
        <math:mo math:stretchy="false"></math:mo>
      </math:mrow>
    </math:mrow>
    <math:annotation math:encoding="StarMath 5.0">S(%theta, %phi) ~=~ (sin %phi cos %theta, sin %phi sin %theta, cos %phi)</math:annotation>
  </math:semantics>
</math:math>
</file>

<file path=Object 16/content.xml><?xml version="1.0" encoding="utf-8"?>
<!DOCTYPE math  PUBLIC '-//OpenOffice.org//DTD Modified W3C MathML 1.01//EN'  'math.dtd'>
<math:math xmlns:math="http://www.w3.org/1998/Math/MathML">
  <math:semantics>
    <math:mrow>
      <math:mrow>
        <math:mfrac>
          <math:mrow>
            <math:mo math:stretchy="false">∂</math:mo>
            <math:mi>P</math:mi>
          </math:mrow>
          <math:mrow>
            <math:mo math:stretchy="false">∂</math:mo>
            <math:mi>u</math:mi>
          </math:mrow>
        </math:mfrac>
        <math:mrow>
          <math:mi/>
          <math:mo math:stretchy="false">=</math:mo>
          <math:mi/>
        </math:mrow>
        <math:mfenced math:open="" math:close="">
          <math:mrow>
            <math:mfrac>
              <math:mo math:stretchy="false">∂</math:mo>
              <math:mrow>
                <math:mo math:stretchy="false">∂</math:mo>
                <math:mi>u</math:mi>
              </math:mrow>
            </math:mfrac>
            <math:mi>X</math:mi>
            <math:mrow>
              <math:mo math:stretchy="false"></math:mo>
              <math:mrow>
                <math:mi>u</math:mi>
                <math:mi>,</math:mi>
                <math:mi>v</math:mi>
              </math:mrow>
              <math:mo math:stretchy="false"></math:mo>
            </math:mrow>
            <math:mi>,</math:mi>
            <math:mfrac>
              <math:mo math:stretchy="false">∂</math:mo>
              <math:mrow>
                <math:mo math:stretchy="false">∂</math:mo>
                <math:mi>u</math:mi>
              </math:mrow>
            </math:mfrac>
            <math:mi>Y</math:mi>
            <math:mrow>
              <math:mo math:stretchy="false"></math:mo>
              <math:mrow>
                <math:mi>u</math:mi>
                <math:mi>,</math:mi>
                <math:mi>v</math:mi>
              </math:mrow>
              <math:mo math:stretchy="false"></math:mo>
            </math:mrow>
            <math:mi>,</math:mi>
            <math:mfrac>
              <math:mo math:stretchy="false">∂</math:mo>
              <math:mrow>
                <math:mo math:stretchy="false">∂</math:mo>
                <math:mi>u</math:mi>
              </math:mrow>
            </math:mfrac>
            <math:mi>Z</math:mi>
            <math:mrow>
              <math:mo math:stretchy="false"></math:mo>
              <math:mrow>
                <math:mi>u</math:mi>
                <math:mi>,</math:mi>
                <math:mi>v</math:mi>
              </math:mrow>
              <math:mo math:stretchy="false"></math:mo>
            </math:mrow>
            <math:mi>,</math:mi>
          </math:mrow>
        </math:mfenced>
        <math:mi/>
        <math:mfrac>
          <math:mrow>
            <math:mo math:stretchy="false">∂</math:mo>
            <math:mi>P</math:mi>
          </math:mrow>
          <math:mrow>
            <math:mo math:stretchy="false">∂</math:mo>
            <math:mi>v</math:mi>
          </math:mrow>
        </math:mfrac>
        <math:mrow>
          <math:mi/>
          <math:mo math:stretchy="false">=</math:mo>
          <math:mi/>
        </math:mrow>
        <math:mn>...</math:mn>
      </math:mrow>
    </math:mrow>
    <math:annotation math:encoding="StarMath 5.0">alignl {partial P} over {partial u} ~=~ left ( {partial} over {partial u}  X(u,v),  {partial} over {partial u} Y(u,v), {partial} over {partial u} Z(u,v),right ) ~~~~~

{partial P} over {partial v} ~=~ ...

</math:annotation>
  </math:semantics>
</math:math>
</file>

<file path=Object 17/content.xml><?xml version="1.0" encoding="utf-8"?>
<!DOCTYPE math  PUBLIC '-//OpenOffice.org//DTD Modified W3C MathML 1.01//EN'  'math.dtd'>
<math:math xmlns:math="http://www.w3.org/1998/Math/MathML">
  <math:semantics>
    <math:mrow>
      <math:mfrac>
        <math:mrow>
          <math:mo math:stretchy="false">∂</math:mo>
          <math:mi>L</math:mi>
        </math:mrow>
        <math:mrow>
          <math:mo math:stretchy="false">∂</math:mo>
          <math:mi>u</math:mi>
        </math:mrow>
      </math:mfrac>
      <math:mrow>
        <math:mi/>
        <math:mo math:stretchy="false">=</math:mo>
        <math:mi/>
      </math:mrow>
      <math:mi>A</math:mi>
      <math:mrow>
        <math:mi/>
        <math:mo math:stretchy="false">=</math:mo>
        <math:mi/>
      </math:mrow>
      <math:mrow>
        <math:mo math:stretchy="false"></math:mo>
        <math:mrow>
          <math:msub>
            <math:mi>A</math:mi>
            <math:mi>x</math:mi>
          </math:msub>
          <math:mi>,</math:mi>
          <math:msub>
            <math:mi>A</math:mi>
            <math:mi>y</math:mi>
          </math:msub>
          <math:mi>,</math:mi>
          <math:msub>
            <math:mi>A</math:mi>
            <math:mi>z</math:mi>
          </math:msub>
        </math:mrow>
        <math:mo math:stretchy="false"></math:mo>
      </math:mrow>
      <math:mi/>
      <math:mfrac>
        <math:mrow>
          <math:mo math:stretchy="false">∂</math:mo>
          <math:mi>L</math:mi>
        </math:mrow>
        <math:mrow>
          <math:mo math:stretchy="false">∂</math:mo>
          <math:mi>v</math:mi>
        </math:mrow>
      </math:mfrac>
      <math:mrow>
        <math:mi/>
        <math:mo math:stretchy="false">=</math:mo>
        <math:mi/>
      </math:mrow>
      <math:mi>B</math:mi>
      <math:mrow>
        <math:mi/>
        <math:mo math:stretchy="false">=</math:mo>
        <math:mi/>
      </math:mrow>
      <math:mrow>
        <math:mo math:stretchy="false"></math:mo>
        <math:mrow>
          <math:msub>
            <math:mi>B</math:mi>
            <math:mi>x</math:mi>
          </math:msub>
          <math:mi>,</math:mi>
          <math:msub>
            <math:mi>B</math:mi>
            <math:mi>y</math:mi>
          </math:msub>
          <math:mi>,</math:mi>
          <math:msub>
            <math:mi>B</math:mi>
            <math:mi>z</math:mi>
          </math:msub>
        </math:mrow>
        <math:mo math:stretchy="false"></math:mo>
      </math:mrow>
    </math:mrow>
    <math:annotation math:encoding="StarMath 5.0">{partial L} over {partial u} ~=~ A ~=~ (A_x,A_y,A_z) ~~~~~~
{partial L} over {partial v} ~=~ B ~=~ (B_x,B_y,B_z) </math:annotation>
  </math:semantics>
</math:math>
</file>

<file path=Object 18/content.xml><?xml version="1.0" encoding="utf-8"?>
<!DOCTYPE math  PUBLIC '-//OpenOffice.org//DTD Modified W3C MathML 1.01//EN'  'math.dtd'>
<math:math xmlns:math="http://www.w3.org/1998/Math/MathML">
  <math:semantics>
    <math:mrow>
      <math:mrow>
        <math:mfrac>
          <math:mrow>
            <math:mo math:stretchy="false">∂</math:mo>
            <math:mi>R</math:mi>
          </math:mrow>
          <math:mrow>
            <math:mo math:stretchy="false">∂</math:mo>
            <math:mi>u</math:mi>
          </math:mrow>
        </math:mfrac>
        <math:mrow>
          <math:mi/>
          <math:mo math:stretchy="false">=</math:mo>
          <math:mi/>
        </math:mrow>
        <math:mrow>
          <math:msub>
            <math:mi>A</math:mi>
            <math:mn>10</math:mn>
          </math:msub>
          <math:mo math:stretchy="false">+</math:mo>
          <math:mn>2u</math:mn>
        </math:mrow>
        <math:mrow>
          <math:msub>
            <math:mi>A</math:mi>
            <math:mn>20</math:mn>
          </math:msub>
          <math:mo math:stretchy="false">+</math:mo>
          <math:mi>v</math:mi>
        </math:mrow>
        <math:msub>
          <math:mi>A</math:mi>
          <math:mn>11</math:mn>
        </math:msub>
        <math:mrow>
          <math:mi/>
          <math:mo math:stretchy="false">=</math:mo>
          <math:mi/>
        </math:mrow>
        <math:mfenced math:open="" math:close="">
          <math:mtable>
            <math:mtr>
              <math:mtd>
                <math:mn>0</math:mn>
              </math:mtd>
              <math:mtd>
                <math:mn>1</math:mn>
              </math:mtd>
              <math:mtd>
                <math:mn>2u</math:mn>
              </math:mtd>
            </math:mtr>
          </math:mtable>
        </math:mfenced>
        <math:mfenced math:open="" math:close="">
          <math:mtable>
            <math:mtr>
              <math:mtd>
                <math:msub>
                  <math:mi>A</math:mi>
                  <math:mn>00</math:mn>
                </math:msub>
              </math:mtd>
              <math:mtd>
                <math:msub>
                  <math:mi>A</math:mi>
                  <math:mn>01</math:mn>
                </math:msub>
              </math:mtd>
              <math:mtd>
                <math:msub>
                  <math:mi>A</math:mi>
                  <math:mn>02</math:mn>
                </math:msub>
              </math:mtd>
            </math:mtr>
            <math:mtr>
              <math:mtd>
                <math:msub>
                  <math:mi>A</math:mi>
                  <math:mn>10</math:mn>
                </math:msub>
              </math:mtd>
              <math:mtd>
                <math:msub>
                  <math:mi>A</math:mi>
                  <math:mn>11</math:mn>
                </math:msub>
              </math:mtd>
              <math:mtd>
                <math:mn>0</math:mn>
              </math:mtd>
            </math:mtr>
            <math:mtr>
              <math:mtd>
                <math:msub>
                  <math:mi>A</math:mi>
                  <math:mn>20</math:mn>
                </math:msub>
              </math:mtd>
              <math:mtd>
                <math:mn>0</math:mn>
              </math:mtd>
              <math:mtd>
                <math:mn>0</math:mn>
              </math:mtd>
            </math:mtr>
          </math:mtable>
        </math:mfenced>
        <math:mfenced math:open="" math:close="">
          <math:mtable>
            <math:mtr>
              <math:mtd>
                <math:mn>1</math:mn>
              </math:mtd>
            </math:mtr>
            <math:mtr>
              <math:mtd>
                <math:mi>v</math:mi>
              </math:mtd>
            </math:mtr>
            <math:mtr>
              <math:mtd>
                <math:msup>
                  <math:mi>v</math:mi>
                  <math:mn>2</math:mn>
                </math:msup>
              </math:mtd>
            </math:mtr>
          </math:mtable>
        </math:mfenced>
        <math:mi/>
        <math:mfrac>
          <math:mrow>
            <math:mo math:stretchy="false">∂</math:mo>
            <math:mi>R</math:mi>
          </math:mrow>
          <math:mrow>
            <math:mo math:stretchy="false">∂</math:mo>
            <math:mi>v</math:mi>
          </math:mrow>
        </math:mfrac>
        <math:mrow>
          <math:mi/>
          <math:mo math:stretchy="false">=</math:mo>
          <math:mi/>
        </math:mrow>
        <math:mn>...</math:mn>
      </math:mrow>
    </math:mrow>
    <math:annotation math:encoding="StarMath 5.0">alignl {partial R} over {partial u} ~=~
 A_10 + 2u A_20 + v A_11  ~=~

 left ( matrix{0#1#2u} right ) 
 left ( matrix { A_00# A_01# A_02## A_10# A_11# 0## A_20# 0# 0} right )
 left ( matrix{1##v##v^2} right ) 

~~~~~

{partial R} over {partial v} ~=~ ...</math:annotation>
  </math:semantics>
</math:math>
</file>

<file path=Object 19/content.xml><?xml version="1.0" encoding="utf-8"?>
<!DOCTYPE math  PUBLIC '-//OpenOffice.org//DTD Modified W3C MathML 1.01//EN'  'math.dtd'>
<math:math xmlns:math="http://www.w3.org/1998/Math/MathML">
  <math:semantics>
    <math:mtable>
      <math:mtr>
        <math:mrow>
          <math:mrow>
            <math:mfrac>
              <math:mrow>
                <math:mo math:stretchy="false">∂</math:mo>
                <math:mi>S</math:mi>
                <math:mrow>
                  <math:mo math:stretchy="false"></math:mo>
                  <math:mrow>
                    <math:mo math:stretchy="false"></math:mo>
                    <math:mi>,</math:mi>
                    <math:mo math:stretchy="false"></math:mo>
                  </math:mrow>
                  <math:mo math:stretchy="false"></math:mo>
                </math:mrow>
              </math:mrow>
              <math:mrow>
                <math:mo math:stretchy="false">∂</math:mo>
                <math:mo math:stretchy="false"></math:mo>
              </math:mrow>
            </math:mfrac>
            <math:mrow>
              <math:mi/>
              <math:mo math:stretchy="false">=</math:mo>
              <math:mi/>
            </math:mrow>
            <math:mrow>
              <math:mo math:stretchy="false"></math:mo>
              <math:mrow>
                <math:mrow>
                  <math:mo math:stretchy="false">−</math:mo>
                  <math:mi>sin</math:mi>
                </math:mrow>
                <math:mo math:stretchy="false"></math:mo>
                <math:mi>sin</math:mi>
                <math:mo math:stretchy="false"></math:mo>
                <math:mi>,</math:mi>
                <math:mi/>
                <math:mi>sin</math:mi>
                <math:mo math:stretchy="false"></math:mo>
                <math:mi>cos</math:mi>
                <math:mo math:stretchy="false"></math:mo>
                <math:mi>,</math:mi>
                <math:mi/>
                <math:mn>0</math:mn>
              </math:mrow>
              <math:mo math:stretchy="false"></math:mo>
            </math:mrow>
          </math:mrow>
        </math:mrow>
      </math:mtr>
      <math:mtr>
        <math:mrow>
          <math:mrow>
            <math:mfrac>
              <math:mrow>
                <math:mo math:stretchy="false">∂</math:mo>
                <math:mi>S</math:mi>
                <math:mrow>
                  <math:mo math:stretchy="false"></math:mo>
                  <math:mrow>
                    <math:mo math:stretchy="false"></math:mo>
                    <math:mi>,</math:mi>
                    <math:mo math:stretchy="false"></math:mo>
                  </math:mrow>
                  <math:mo math:stretchy="false"></math:mo>
                </math:mrow>
              </math:mrow>
              <math:mrow>
                <math:mo math:stretchy="false">∂</math:mo>
                <math:mo math:stretchy="false"></math:mo>
              </math:mrow>
            </math:mfrac>
            <math:mrow>
              <math:mi/>
              <math:mo math:stretchy="false">=</math:mo>
              <math:mi/>
            </math:mrow>
            <math:mrow>
              <math:mo math:stretchy="false"></math:mo>
              <math:mrow>
                <math:mi>cos</math:mi>
                <math:mo math:stretchy="false"></math:mo>
                <math:mi>cos</math:mi>
                <math:mo math:stretchy="false"></math:mo>
                <math:mi>,</math:mi>
                <math:mi/>
                <math:mi>cos</math:mi>
                <math:mo math:stretchy="false"></math:mo>
                <math:mi>sin</math:mi>
                <math:mo math:stretchy="false"></math:mo>
                <math:mi>,</math:mi>
                <math:mrow>
                  <math:mi/>
                  <math:mo math:stretchy="false">−</math:mo>
                  <math:mi>sin</math:mi>
                </math:mrow>
                <math:mo math:stretchy="false"></math:mo>
              </math:mrow>
              <math:mo math:stretchy="false"></math:mo>
            </math:mrow>
          </math:mrow>
        </math:mrow>
      </math:mtr>
      <math:mtr>
        <math:mrow>
          <math:mrow>
            <math:mi>N</math:mi>
            <math:mrow>
              <math:mi/>
              <math:mo math:stretchy="false">=</math:mo>
              <math:mi/>
            </math:mrow>
            <math:mrow>
              <math:mfrac>
                <math:mrow>
                  <math:mo math:stretchy="false">∂</math:mo>
                  <math:mi>S</math:mi>
                </math:mrow>
                <math:mrow>
                  <math:mo math:stretchy="false">∂</math:mo>
                  <math:mo math:stretchy="false"></math:mo>
                </math:mrow>
              </math:mfrac>
              <math:mo math:stretchy="false">×</math:mo>
              <math:mfrac>
                <math:mrow>
                  <math:mo math:stretchy="false">∂</math:mo>
                  <math:mi>S</math:mi>
                </math:mrow>
                <math:mrow>
                  <math:mo math:stretchy="false">∂</math:mo>
                  <math:mo math:stretchy="false"></math:mo>
                </math:mrow>
              </math:mfrac>
            </math:mrow>
          </math:mrow>
        </math:mrow>
      </math:mtr>
      <math:mtr>
        <math:mrow>
          <math:mrow>
            <math:mrow>
              <math:mi/>
              <math:mo math:stretchy="false">=</math:mo>
              <math:mrow>
                <math:mi/>
                <math:mo math:stretchy="false">−</math:mo>
                <math:mi>sin</math:mi>
              </math:mrow>
            </math:mrow>
            <math:mo math:stretchy="false"></math:mo>
            <math:mi/>
            <math:mrow>
              <math:mo math:stretchy="false"></math:mo>
              <math:mrow>
                <math:mi>sin</math:mi>
                <math:mo math:stretchy="false"></math:mo>
                <math:mi>cos</math:mi>
                <math:mo math:stretchy="false"></math:mo>
                <math:mi>,</math:mi>
                <math:mi/>
                <math:mi>sin</math:mi>
                <math:mo math:stretchy="false"></math:mo>
                <math:mi>sin</math:mi>
                <math:mo math:stretchy="false"></math:mo>
                <math:mi>,</math:mi>
                <math:mi/>
                <math:mi>cos</math:mi>
                <math:mo math:stretchy="false"></math:mo>
                <math:mi>sin</math:mi>
                <math:mo math:stretchy="false"></math:mo>
                <math:mi>sin</math:mi>
                <math:mrow>
                  <math:mo math:stretchy="false"></math:mo>
                  <math:mo math:stretchy="false"></math:mo>
                  <math:mi>cos</math:mi>
                </math:mrow>
                <math:mo math:stretchy="false"></math:mo>
                <math:mi>cos</math:mi>
                <math:mo math:stretchy="false"></math:mo>
                <math:mi>cos</math:mi>
                <math:mo math:stretchy="false"></math:mo>
              </math:mrow>
              <math:mo math:stretchy="false"></math:mo>
            </math:mrow>
          </math:mrow>
        </math:mrow>
      </math:mtr>
      <math:mtr>
        <math:mrow>
          <math:mrow>
            <math:mrow>
              <math:mi/>
              <math:mo math:stretchy="false">=</math:mo>
              <math:mrow>
                <math:mi/>
                <math:mo math:stretchy="false">−</math:mo>
                <math:mi>sin</math:mi>
              </math:mrow>
            </math:mrow>
            <math:mo math:stretchy="false"></math:mo>
            <math:mi/>
            <math:mi>S</math:mi>
            <math:mrow>
              <math:mo math:stretchy="false"></math:mo>
              <math:mrow>
                <math:mo math:stretchy="false"></math:mo>
                <math:mi>,</math:mi>
                <math:mo math:stretchy="false"></math:mo>
              </math:mrow>
              <math:mo math:stretchy="false"></math:mo>
            </math:mrow>
          </math:mrow>
        </math:mrow>
      </math:mtr>
    </math:mtable>
    <math:annotation math:encoding="StarMath 5.0">alignl {partial S(%theta, %phi)} over {partial %theta} ~=~ (- sin %phi sin %theta,
~sin %phi cos %theta, ~0) newline

alignl {partial S(%theta, %phi)} over {partial %phi} ~=~ (cos %phi cos %theta, ~cos %phi  sin %theta, ~-sin %phi) newline

alignl N ~=~ {{partial S} over {partial %theta}} times {{partial S} over {partial %phi}} newline

alignl ~=~ -sin %phi ~ (sin %phi cos %theta, ~ sin %phi sin %theta, ~ cos %phi sin %theta sin %theta + cos %phi cos %theta cos %theta) newline


alignl ~=~ - sin %phi ~ S(%theta, %phi)
</math:annotation>
  </math:semantics>
</math:math>
</file>

<file path=Object 2/content.xml><?xml version="1.0" encoding="utf-8"?>
<!DOCTYPE math  PUBLIC '-//OpenOffice.org//DTD Modified W3C MathML 1.01//EN'  'math.dtd'>
<math:math xmlns:math="http://www.w3.org/1998/Math/MathML">
  <math:semantics>
    <math:mrow>
      <math:mover math:accent="true">
        <math:mi>P</math:mi>
        <math:mo math:stretchy="false">ˉ</math:mo>
      </math:mover>
      <math:mrow>
        <math:mo math:stretchy="false">(</math:mo>
        <math:mrow>
          <math:mi>u</math:mi>
          <math:mi>,</math:mi>
          <math:mi>v</math:mi>
        </math:mrow>
        <math:mo math:stretchy="false">)</math:mo>
      </math:mrow>
    </math:mrow>
    <math:annotation math:encoding="StarMath 5.0">bar P(u,v)</math:annotation>
  </math:semantics>
</math:math>
</file>

<file path=Object 20/content.xml><?xml version="1.0" encoding="utf-8"?>
<!DOCTYPE math  PUBLIC '-//OpenOffice.org//DTD Modified W3C MathML 1.01//EN'  'math.dtd'>
<math:math xmlns:math="http://www.w3.org/1998/Math/MathML">
  <math:semantics>
    <math:mrow>
      <math:msub>
        <math:mi>P</math:mi>
        <math:mi>N</math:mi>
      </math:msub>
      <math:mrow>
        <math:mo math:stretchy="false"></math:mo>
        <math:mrow>
          <math:mi>u</math:mi>
          <math:mi>,</math:mi>
          <math:mi>v</math:mi>
        </math:mrow>
        <math:mo math:stretchy="false"></math:mo>
      </math:mrow>
      <math:mrow>
        <math:mi/>
        <math:mo math:stretchy="false">=</math:mo>
        <math:mi/>
      </math:mrow>
      <math:mfrac>
        <math:mrow>
          <math:mo math:stretchy="false">∂</math:mo>
          <math:mi>P</math:mi>
          <math:mrow>
            <math:mo math:stretchy="false"></math:mo>
            <math:mrow>
              <math:mi>u</math:mi>
              <math:mi>,</math:mi>
              <math:mi>v</math:mi>
            </math:mrow>
            <math:mo math:stretchy="false"></math:mo>
          </math:mrow>
        </math:mrow>
        <math:mrow>
          <math:mo math:stretchy="false">∂</math:mo>
          <math:mi>u</math:mi>
        </math:mrow>
      </math:mfrac>
      <math:mrow>
        <math:mi/>
        <math:mo math:stretchy="false">×</math:mo>
        <math:mi/>
      </math:mrow>
      <math:mfrac>
        <math:mrow>
          <math:mo math:stretchy="false">∂</math:mo>
          <math:mi>P</math:mi>
          <math:mrow>
            <math:mo math:stretchy="false"></math:mo>
            <math:mrow>
              <math:mi>u</math:mi>
              <math:mi>,</math:mi>
              <math:mi>v</math:mi>
            </math:mrow>
            <math:mo math:stretchy="false"></math:mo>
          </math:mrow>
        </math:mrow>
        <math:mrow>
          <math:mo math:stretchy="false">∂</math:mo>
          <math:mi>v</math:mi>
        </math:mrow>
      </math:mfrac>
    </math:mrow>
    <math:annotation math:encoding="StarMath 5.0">P_N(u,v) ~=~ {partial P(u,v)} over {partial u} ~times~ {partial P(u,v)} over {partial v} </math:annotation>
  </math:semantics>
</math:math>
</file>

<file path=Object 21/content.xml><?xml version="1.0" encoding="utf-8"?>
<!DOCTYPE math  PUBLIC '-//OpenOffice.org//DTD Modified W3C MathML 1.01//EN'  'math.dtd'>
<math:math xmlns:math="http://www.w3.org/1998/Math/MathML">
  <math:semantics>
    <math:mrow>
      <math:msub>
        <math:mi>L</math:mi>
        <math:mi>N</math:mi>
      </math:msub>
      <math:mrow>
        <math:mo math:stretchy="false"></math:mo>
        <math:mrow>
          <math:mi>u</math:mi>
          <math:mi>,</math:mi>
          <math:mi>v</math:mi>
        </math:mrow>
        <math:mo math:stretchy="false"></math:mo>
      </math:mrow>
      <math:mrow>
        <math:mi/>
        <math:mo math:stretchy="false">=</math:mo>
        <math:mi/>
      </math:mrow>
      <math:mrow>
        <math:mi>A</math:mi>
        <math:mo math:stretchy="false">×</math:mo>
        <math:mi>B</math:mi>
      </math:mrow>
    </math:mrow>
    <math:annotation math:encoding="StarMath 5.0">L_N(u,v) ~=~ A times B</math:annotation>
  </math:semantics>
</math:math>
</file>

<file path=Object 22/content.xml><?xml version="1.0" encoding="utf-8"?>
<!DOCTYPE math  PUBLIC '-//OpenOffice.org//DTD Modified W3C MathML 1.01//EN'  'math.dtd'>
<math:math xmlns:math="http://www.w3.org/1998/Math/MathML">
  <math:semantics>
    <math:mrow>
      <math:mi>f</math:mi>
      <math:mrow>
        <math:mrow>
          <math:mo math:stretchy="false">(</math:mo>
          <math:mi>x</math:mi>
          <math:mo math:stretchy="false">)</math:mo>
        </math:mrow>
        <math:mo math:stretchy="false">=</math:mo>
        <math:msup>
          <math:mi>x</math:mi>
          <math:mn>2</math:mn>
        </math:msup>
      </math:mrow>
    </math:mrow>
    <math:annotation math:encoding="StarMath 5.0">f(x) = x^2</math:annotation>
  </math:semantics>
</math:math>
</file>

<file path=Object 23/content.xml><?xml version="1.0" encoding="utf-8"?>
<!DOCTYPE math  PUBLIC '-//OpenOffice.org//DTD Modified W3C MathML 1.01//EN'  'math.dtd'>
<math:math xmlns:math="http://www.w3.org/1998/Math/MathML">
  <math:semantics>
    <math:mrow>
      <math:mi>f</math:mi>
      <math:mi>'</math:mi>
      <math:mrow>
        <math:mrow>
          <math:mo math:stretchy="false"></math:mo>
          <math:mi>x</math:mi>
          <math:mo math:stretchy="false"></math:mo>
        </math:mrow>
        <math:mo math:stretchy="false">=</math:mo>
        <math:mn>2x</math:mn>
      </math:mrow>
    </math:mrow>
    <math:annotation math:encoding="StarMath 5.0">f'(x)=2x</math:annotation>
  </math:semantics>
</math:math>
</file>

<file path=Object 2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row>
          <math:mo math:stretchy="false"></math:mo>
          <math:mrow>
            <math:mi>t</math:mi>
            <math:mi>,</math:mi>
            <math:msup>
              <math:mi>t</math:mi>
              <math:mn>2</math:mn>
            </math:msup>
          </math:mrow>
          <math:mo math:stretchy="false"></math:mo>
        </math:mrow>
      </math:mrow>
    </math:mrow>
    <math:annotation math:encoding="StarMath 5.0">f(t)=(t,t^2)</math:annotation>
  </math:semantics>
</math:math>
</file>

<file path=Object 25/content.xml><?xml version="1.0" encoding="utf-8"?>
<!DOCTYPE math  PUBLIC '-//OpenOffice.org//DTD Modified W3C MathML 1.01//EN'  'math.dtd'>
<math:math xmlns:math="http://www.w3.org/1998/Math/MathML">
  <math:semantics>
    <math:mrow>
      <math:mi>f</math:mi>
      <math:mi>'</math:mi>
      <math:mrow>
        <math:mrow>
          <math:mo math:stretchy="false"></math:mo>
          <math:mi>t</math:mi>
          <math:mo math:stretchy="false"></math:mo>
        </math:mrow>
        <math:mo math:stretchy="false">=</math:mo>
        <math:mrow>
          <math:mo math:stretchy="false"></math:mo>
          <math:mrow>
            <math:mn>1,2</math:mn>
            <math:mi>t</math:mi>
          </math:mrow>
          <math:mo math:stretchy="false"></math:mo>
        </math:mrow>
      </math:mrow>
    </math:mrow>
    <math:annotation math:encoding="StarMath 5.0"> f'(t)=(1,2t)</math:annotation>
  </math:semantics>
</math:math>
</file>

<file path=Object 2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row>
          <math:mo math:stretchy="false"></math:mo>
          <math:mrow>
            <math:mi>cos</math:mi>
            <math:mi>t</math:mi>
            <math:mi>,</math:mi>
            <math:mi>sin</math:mi>
            <math:mi>t</math:mi>
          </math:mrow>
          <math:mo math:stretchy="false"></math:mo>
        </math:mrow>
      </math:mrow>
      <math:mi>,</math:mi>
      <math:mtext> and </math:mtext>
      <math:mi>f</math:mi>
      <math:mi>'</math:mi>
      <math:mrow>
        <math:mrow>
          <math:mo math:stretchy="false"></math:mo>
          <math:mi>t</math:mi>
          <math:mo math:stretchy="false"></math:mo>
        </math:mrow>
        <math:mo math:stretchy="false">=</math:mo>
        <math:mrow>
          <math:mo math:stretchy="false"></math:mo>
          <math:mrow>
            <math:mrow>
              <math:mo math:stretchy="false">−</math:mo>
              <math:mi>sin</math:mi>
            </math:mrow>
            <math:mi>t</math:mi>
            <math:mi>,</math:mi>
            <math:mi>cos</math:mi>
            <math:mi>t</math:mi>
          </math:mrow>
          <math:mo math:stretchy="false"></math:mo>
        </math:mrow>
      </math:mrow>
    </math:mrow>
    <math:annotation math:encoding="StarMath 5.0"> f(t)=(cos t, sin t), " and " f'(t)=(-sin t, cos t)</math:annotation>
  </math:semantics>
</math:math>
</file>

<file path=Object 27/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row>
          <math:mo math:stretchy="false"></math:mo>
          <math:mrow>
            <math:mn>2t</math:mn>
            <math:mi>,</math:mi>
            <math:msup>
              <math:mn>4t</math:mn>
              <math:mn>2</math:mn>
            </math:msup>
          </math:mrow>
          <math:mo math:stretchy="false"></math:mo>
        </math:mrow>
      </math:mrow>
      <math:mtext> and </math:mtext>
      <math:mi>f</math:mi>
      <math:mi>'</math:mi>
      <math:mrow>
        <math:mrow>
          <math:mo math:stretchy="false"></math:mo>
          <math:mi>t</math:mi>
          <math:mo math:stretchy="false"></math:mo>
        </math:mrow>
        <math:mo math:stretchy="false">=</math:mo>
        <math:mrow>
          <math:mo math:stretchy="false"></math:mo>
          <math:mrow>
            <math:mn>2,8</math:mn>
            <math:mi>t</math:mi>
          </math:mrow>
          <math:mo math:stretchy="false"></math:mo>
        </math:mrow>
      </math:mrow>
    </math:mrow>
    <math:annotation math:encoding="StarMath 5.0">f(t)=(2t,4t^2) " and " f'(t)=(2,8t)</math:annotation>
  </math:semantics>
</math:math>
</file>

<file path=Object 28/content.xml><?xml version="1.0" encoding="utf-8"?>
<!DOCTYPE math  PUBLIC '-//OpenOffice.org//DTD Modified W3C MathML 1.01//EN'  'math.dtd'>
<math:math xmlns:math="http://www.w3.org/1998/Math/MathML">
  <math:semantics>
    <math:mrow>
      <math:mi>f</math:mi>
      <math:mi>:</math:mi>
      <math:mrow>
        <math:mrow>
          <math:mrow>
            <math:mo math:stretchy="false">[</math:mo>
            <math:mn>0,1</math:mn>
            <math:mo math:stretchy="false">]</math:mo>
          </math:mrow>
          <math:mo math:stretchy="false">×</math:mo>
          <math:mrow>
            <math:mo math:stretchy="false">[</math:mo>
            <math:mn>0,1</math:mn>
            <math:mo math:stretchy="false">]</math:mo>
          </math:mrow>
        </math:mrow>
        <math:mo math:stretchy="false">→</math:mo>
        <math:msup>
          <math:mo math:stretchy="false">ℜ</math:mo>
          <math:mn>3</math:mn>
        </math:msup>
      </math:mrow>
    </math:mrow>
    <math:annotation math:encoding="StarMath 5.0">f:[0,1]times[0,1]toward Re^3</math:annotation>
  </math:semantics>
</math:math>
</file>

<file path=Object 3/content.xml><?xml version="1.0" encoding="utf-8"?>
<!DOCTYPE math  PUBLIC '-//OpenOffice.org//DTD Modified W3C MathML 1.01//EN'  'math.dtd'>
<math:math xmlns:math="http://www.w3.org/1998/Math/MathML">
  <math:semantics>
    <math:mrow>
      <math:mi>P</math:mi>
      <math:mrow>
        <math:mo math:stretchy="false">(</math:mo>
        <math:mrow>
          <math:mi>u</math:mi>
          <math:mi>,</math:mi>
          <math:mi>v</math:mi>
        </math:mrow>
        <math:mo math:stretchy="false">)</math:mo>
      </math:mrow>
    </math:mrow>
    <math:annotation math:encoding="StarMath 5.0">P(u,v)</math:annotation>
  </math:semantics>
</math:math>
</file>

<file path=Object 30/content.xml><?xml version="1.0" encoding="utf-8"?>
<!DOCTYPE math  PUBLIC '-//OpenOffice.org//DTD Modified W3C MathML 1.01//EN'  'math.dtd'>
<math:math xmlns:math="http://www.w3.org/1998/Math/MathML">
  <math:semantics>
    <math:msub>
      <math:mi>f</math:mi>
      <math:mi>u</math:mi>
    </math:msub>
    <math:annotation math:encoding="StarMath 5.0">f_u </math:annotation>
  </math:semantics>
</math:math>
</file>

<file path=Object 31/content.xml><?xml version="1.0" encoding="utf-8"?>
<!DOCTYPE math  PUBLIC '-//OpenOffice.org//DTD Modified W3C MathML 1.01//EN'  'math.dtd'>
<math:math xmlns:math="http://www.w3.org/1998/Math/MathML">
  <math:semantics>
    <math:msub>
      <math:mi>f</math:mi>
      <math:mi math:fontstyle="italic">v.</math:mi>
    </math:msub>
    <math:annotation math:encoding="StarMath 5.0">f_v.</math:annotation>
  </math:semantics>
</math:math>
</file>

<file path=Object 32/content.xml><?xml version="1.0" encoding="utf-8"?>
<!DOCTYPE math  PUBLIC '-//OpenOffice.org//DTD Modified W3C MathML 1.01//EN'  'math.dtd'>
<math:math xmlns:math="http://www.w3.org/1998/Math/MathML">
  <math:semantics>
    <math:mrow>
      <math:msub>
        <math:mi>f</math:mi>
        <math:mi>u</math:mi>
      </math:msub>
      <math:mtext> and </math:mtext>
      <math:msub>
        <math:mi>f</math:mi>
        <math:mi>v</math:mi>
      </math:msub>
    </math:mrow>
    <math:annotation math:encoding="StarMath 5.0">f_u " and " f_v</math:annotation>
  </math:semantics>
</math:math>
</file>

<file path=Object 33/content.xml><?xml version="1.0" encoding="utf-8"?>
<!DOCTYPE math  PUBLIC '-//OpenOffice.org//DTD Modified W3C MathML 1.01//EN'  'math.dtd'>
<math:math xmlns:math="http://www.w3.org/1998/Math/MathML">
  <math:semantics>
    <math:mrow>
      <math:mrow>
        <math:mi>i</math:mi>
        <math:mo math:stretchy="false">≤</math:mo>
        <math:mi math:fontstyle="italic">uw</math:mi>
      </math:mrow>
      <math:mo math:stretchy="false">≤</math:mo>
      <math:mrow>
        <math:mo math:stretchy="false">(</math:mo>
        <math:mrow>
          <math:mi>i</math:mi>
          <math:mo math:stretchy="false">+</math:mo>
          <math:mn>1</math:mn>
        </math:mrow>
        <math:mo math:stretchy="false">)</math:mo>
      </math:mrow>
    </math:mrow>
    <math:annotation math:encoding="StarMath 5.0">i &lt;= uw &lt;= (i+1) </math:annotation>
  </math:semantics>
</math:math>
</file>

<file path=Object 34/content.xml><?xml version="1.0" encoding="utf-8"?>
<!DOCTYPE math  PUBLIC '-//OpenOffice.org//DTD Modified W3C MathML 1.01//EN'  'math.dtd'>
<math:math xmlns:math="http://www.w3.org/1998/Math/MathML">
  <math:semantics>
    <math:mrow>
      <math:mrow>
        <math:mi>j</math:mi>
        <math:mo math:stretchy="false">≤</math:mo>
        <math:mi math:fontstyle="italic">vh</math:mi>
      </math:mrow>
      <math:mo math:stretchy="false">≤</math:mo>
      <math:mrow>
        <math:mo math:stretchy="false">(</math:mo>
        <math:mrow>
          <math:mi>j</math:mi>
          <math:mo math:stretchy="false">+</math:mo>
          <math:mn>1</math:mn>
        </math:mrow>
        <math:mo math:stretchy="false">)</math:mo>
      </math:mrow>
    </math:mrow>
    <math:annotation math:encoding="StarMath 5.0">j &lt;= vh &lt;= (j+1) </math:annotation>
  </math:semantics>
</math:math>
</file>

<file path=Object 35/content.xml><?xml version="1.0" encoding="utf-8"?>
<!DOCTYPE math  PUBLIC '-//OpenOffice.org//DTD Modified W3C MathML 1.01//EN'  'math.dtd'>
<math:math xmlns:math="http://www.w3.org/1998/Math/MathML">
  <math:semantics>
    <math:mtable>
      <math:mtr>
        <math:mrow>
          <math:mrow>
            <math:msub>
              <math:mi>u</math:mi>
              <math:mn>0</math:mn>
            </math:msub>
            <math:mrow>
              <math:mi/>
              <math:mo math:stretchy="false">=</math:mo>
              <math:mi/>
            </math:mrow>
            <math:mrow>
              <math:mrow>
                <math:mn>1</math:mn>
                <math:mo math:stretchy="false"></math:mo>
                <math:mi>i</math:mi>
              </math:mrow>
              <math:mo math:stretchy="false">−</math:mo>
              <math:mi math:fontstyle="italic">uw</math:mi>
            </math:mrow>
            <math:mi/>
            <math:msub>
              <math:mi>u</math:mi>
              <math:mn>1</math:mn>
            </math:msub>
            <math:mrow>
              <math:mi/>
              <math:mo math:stretchy="false">=</math:mo>
              <math:mi/>
            </math:mrow>
            <math:mrow>
              <math:mi math:fontstyle="italic">uw</math:mi>
              <math:mo math:stretchy="false">−</math:mo>
              <math:mi>i</math:mi>
            </math:mrow>
          </math:mrow>
        </math:mrow>
      </math:mtr>
      <math:mtr>
        <math:mrow>
          <math:mrow>
            <math:msub>
              <math:mi>v</math:mi>
              <math:mn>0</math:mn>
            </math:msub>
            <math:mrow>
              <math:mi/>
              <math:mo math:stretchy="false">=</math:mo>
              <math:mi/>
            </math:mrow>
            <math:mrow>
              <math:mrow>
                <math:mn>1</math:mn>
                <math:mo math:stretchy="false"></math:mo>
                <math:mi>j</math:mi>
              </math:mrow>
              <math:mo math:stretchy="false">−</math:mo>
              <math:mi math:fontstyle="italic">vh</math:mi>
            </math:mrow>
            <math:mi/>
            <math:msub>
              <math:mi>v</math:mi>
              <math:mn>1</math:mn>
            </math:msub>
            <math:mrow>
              <math:mi/>
              <math:mo math:stretchy="false">=</math:mo>
              <math:mi/>
            </math:mrow>
            <math:mrow>
              <math:mi math:fontstyle="italic">vh</math:mi>
              <math:mo math:stretchy="false">−</math:mo>
              <math:mi>j</math:mi>
            </math:mrow>
          </math:mrow>
        </math:mrow>
      </math:mtr>
    </math:mtable>
    <math:annotation math:encoding="StarMath 5.0">alignl u_0 ~=~ 1+i-uw ~~~~~~u_1 ~=~ uw-i newline
alignl v_0 ~=~ 1+j-vh ~~~~~~~ v_1 ~=~ vh-j</math:annotation>
  </math:semantics>
</math:math>
</file>

<file path=Object 36/content.xml><?xml version="1.0" encoding="utf-8"?>
<!DOCTYPE math  PUBLIC '-//OpenOffice.org//DTD Modified W3C MathML 1.01//EN'  'math.dtd'>
<math:math xmlns:math="http://www.w3.org/1998/Math/MathML">
  <math:semantics>
    <math:mrow>
      <math:mi>f</math:mi>
      <math:mrow>
        <math:mo math:stretchy="false">(</math:mo>
        <math:mrow>
          <math:mi>u</math:mi>
          <math:mi>,</math:mi>
          <math:mi>v</math:mi>
        </math:mrow>
        <math:mo math:stretchy="false">)</math:mo>
      </math:mrow>
      <math:mrow>
        <math:mi/>
        <math:mo math:stretchy="false">=</math:mo>
        <math:mi/>
      </math:mrow>
      <math:msub>
        <math:mi>u</math:mi>
        <math:mn>0</math:mn>
      </math:msub>
      <math:msub>
        <math:mi>v</math:mi>
        <math:mn>0</math:mn>
      </math:msub>
      <math:msub>
        <math:mi>f</math:mi>
        <math:mrow>
          <math:mi>i</math:mi>
          <math:mi>,</math:mi>
          <math:mi>j</math:mi>
        </math:mrow>
      </math:msub>
      <math:mrow>
        <math:mi/>
        <math:mo math:stretchy="false">+</math:mo>
        <math:mi/>
      </math:mrow>
      <math:msub>
        <math:mi>u</math:mi>
        <math:mn>1</math:mn>
      </math:msub>
      <math:msub>
        <math:mi>v</math:mi>
        <math:mn>0</math:mn>
      </math:msub>
      <math:msub>
        <math:mi>f</math:mi>
        <math:mrow>
          <math:mrow>
            <math:mi>i</math:mi>
            <math:mo math:stretchy="false">+</math:mo>
            <math:mn>1,</math:mn>
          </math:mrow>
          <math:mi>j</math:mi>
        </math:mrow>
      </math:msub>
      <math:mrow>
        <math:mi/>
        <math:mo math:stretchy="false">+</math:mo>
        <math:mi/>
      </math:mrow>
      <math:msub>
        <math:mi>u</math:mi>
        <math:mn>0</math:mn>
      </math:msub>
      <math:msub>
        <math:mi>v</math:mi>
        <math:mn>1</math:mn>
      </math:msub>
      <math:msub>
        <math:mi>f</math:mi>
        <math:mrow>
          <math:mi>i</math:mi>
          <math:mi>,</math:mi>
          <math:mrow>
            <math:mi>j</math:mi>
            <math:mo math:stretchy="false">+</math:mo>
            <math:mn>1</math:mn>
          </math:mrow>
        </math:mrow>
      </math:msub>
      <math:mrow>
        <math:mi/>
        <math:mo math:stretchy="false">+</math:mo>
        <math:mi/>
      </math:mrow>
      <math:msub>
        <math:mi>u</math:mi>
        <math:mn>1</math:mn>
      </math:msub>
      <math:msub>
        <math:mi>v</math:mi>
        <math:mn>1</math:mn>
      </math:msub>
      <math:msub>
        <math:mi>f</math:mi>
        <math:mrow>
          <math:mrow>
            <math:mi>i</math:mi>
            <math:mo math:stretchy="false">+</math:mo>
            <math:mn>1,</math:mn>
          </math:mrow>
          <math:mrow>
            <math:mi>j</math:mi>
            <math:mo math:stretchy="false">+</math:mo>
            <math:mn>1</math:mn>
          </math:mrow>
        </math:mrow>
      </math:msub>
    </math:mrow>
    <math:annotation math:encoding="StarMath 5.0">f(u,v) ~=~ u_0 v_0 f_{i,j} ~+~ u_1 v_0 f_{i+1,j} ~+~ u_0 v_1 f_{i,j+1} ~+~ u_1 v_1 f_{i+1,j+1}</math:annotation>
  </math:semantics>
</math:math>
</file>

<file path=Object 37/content.xml><?xml version="1.0" encoding="utf-8"?>
<!DOCTYPE math  PUBLIC '-//OpenOffice.org//DTD Modified W3C MathML 1.01//EN'  'math.dtd'>
<math:math xmlns:math="http://www.w3.org/1998/Math/MathML">
  <math:semantics>
    <math:mtable>
      <math:mtr>
        <math:mrow>
          <math:mrow>
            <math:mfrac>
              <math:mrow>
                <math:mo math:stretchy="false">∂</math:mo>
                <math:mi>f</math:mi>
                <math:mrow>
                  <math:mo math:stretchy="false">(</math:mo>
                  <math:mrow>
                    <math:mi>u</math:mi>
                    <math:mi>,</math:mi>
                    <math:mi>v</math:mi>
                  </math:mrow>
                  <math:mo math:stretchy="false">)</math:mo>
                </math:mrow>
              </math:mrow>
              <math:mrow>
                <math:mo math:stretchy="false">∂</math:mo>
                <math:mi>u</math:mi>
              </math:mrow>
            </math:mfrac>
            <math:mrow>
              <math:mi/>
              <math:mo math:stretchy="false">=</math:mo>
              <math:mrow>
                <math:mi/>
                <math:mo math:stretchy="false">−</math:mo>
                <math:mi>w</math:mi>
              </math:mrow>
            </math:mrow>
            <math:msub>
              <math:mi>v</math:mi>
              <math:mn>0</math:mn>
            </math:msub>
            <math:msub>
              <math:mi>f</math:mi>
              <math:mrow>
                <math:mi>i</math:mi>
                <math:mi>,</math:mi>
                <math:mi>j</math:mi>
              </math:mrow>
            </math:msub>
            <math:mrow>
              <math:mi/>
              <math:mo math:stretchy="false">+</math:mo>
              <math:mi/>
            </math:mrow>
            <math:mi>w</math:mi>
            <math:msub>
              <math:mi>v</math:mi>
              <math:mn>0</math:mn>
            </math:msub>
            <math:msub>
              <math:mi>f</math:mi>
              <math:mrow>
                <math:mrow>
                  <math:mi>i</math:mi>
                  <math:mo math:stretchy="false">+</math:mo>
                  <math:mn>1,</math:mn>
                </math:mrow>
                <math:mi>j</math:mi>
              </math:mrow>
            </math:msub>
            <math:mrow>
              <math:mi/>
              <math:mo math:stretchy="false">−</math:mo>
              <math:mi/>
            </math:mrow>
            <math:mi>w</math:mi>
            <math:msub>
              <math:mi>v</math:mi>
              <math:mn>1</math:mn>
            </math:msub>
            <math:msub>
              <math:mi>f</math:mi>
              <math:mrow>
                <math:mi>i</math:mi>
                <math:mi>,</math:mi>
                <math:mrow>
                  <math:mi>j</math:mi>
                  <math:mo math:stretchy="false">+</math:mo>
                  <math:mn>1</math:mn>
                </math:mrow>
              </math:mrow>
            </math:msub>
            <math:mrow>
              <math:mi/>
              <math:mo math:stretchy="false">+</math:mo>
              <math:mi/>
            </math:mrow>
            <math:mi>w</math:mi>
            <math:msub>
              <math:mi>v</math:mi>
              <math:mn>1</math:mn>
            </math:msub>
            <math:msub>
              <math:mi>f</math:mi>
              <math:mrow>
                <math:mrow>
                  <math:mi>i</math:mi>
                  <math:mo math:stretchy="false">+</math:mo>
                  <math:mn>1,</math:mn>
                </math:mrow>
                <math:mrow>
                  <math:mi>j</math:mi>
                  <math:mo math:stretchy="false">+</math:mo>
                  <math:mn>1</math:mn>
                </math:mrow>
              </math:mrow>
            </math:msub>
          </math:mrow>
        </math:mrow>
      </math:mtr>
      <math:mtr>
        <math:mrow>
          <math:mrow>
            <math:mphantom>
              <math:mstyle>
                <math:mrow>
                  <math:mfrac>
                    <math:mrow>
                      <math:mo math:stretchy="false">∂</math:mo>
                      <math:mi>f</math:mi>
                      <math:mrow>
                        <math:mo math:stretchy="false">(</math:mo>
                        <math:mrow>
                          <math:mi>u</math:mi>
                          <math:mi>,</math:mi>
                          <math:mi>v</math:mi>
                        </math:mrow>
                        <math:mo math:stretchy="false">)</math:mo>
                      </math:mrow>
                    </math:mrow>
                    <math:mrow>
                      <math:mo math:stretchy="false">∂</math:mo>
                      <math:mi>u</math:mi>
                    </math:mrow>
                  </math:mfrac>
                </math:mrow>
              </math:mstyle>
            </math:mphantom>
            <math:mrow>
              <math:mi/>
              <math:mo math:stretchy="false">=</math:mo>
              <math:mi/>
            </math:mrow>
            <math:mi>w</math:mi>
            <math:msub>
              <math:mi>v</math:mi>
              <math:mn>0</math:mn>
            </math:msub>
            <math:mrow>
              <math:mo math:stretchy="false">(</math:mo>
              <math:mrow>
                <math:msub>
                  <math:mi>f</math:mi>
                  <math:mrow>
                    <math:mrow>
                      <math:mi>i</math:mi>
                      <math:mo math:stretchy="false">+</math:mo>
                      <math:mn>1,</math:mn>
                    </math:mrow>
                    <math:mi>j</math:mi>
                  </math:mrow>
                </math:msub>
                <math:mo math:stretchy="false">−</math:mo>
                <math:msub>
                  <math:mi>f</math:mi>
                  <math:mrow>
                    <math:mi>i</math:mi>
                    <math:mi>,</math:mi>
                    <math:mi>j</math:mi>
                  </math:mrow>
                </math:msub>
              </math:mrow>
              <math:mo math:stretchy="false">)</math:mo>
            </math:mrow>
            <math:mrow>
              <math:mi/>
              <math:mo math:stretchy="false">+</math:mo>
              <math:mi/>
            </math:mrow>
            <math:mi>w</math:mi>
            <math:msub>
              <math:mi>v</math:mi>
              <math:mn>1</math:mn>
            </math:msub>
            <math:mrow>
              <math:mo math:stretchy="false">(</math:mo>
              <math:mrow>
                <math:msub>
                  <math:mi>f</math:mi>
                  <math:mrow>
                    <math:mrow>
                      <math:mi>i</math:mi>
                      <math:mo math:stretchy="false">+</math:mo>
                      <math:mn>1,</math:mn>
                    </math:mrow>
                    <math:mrow>
                      <math:mi>j</math:mi>
                      <math:mo math:stretchy="false">+</math:mo>
                      <math:mn>1</math:mn>
                    </math:mrow>
                  </math:mrow>
                </math:msub>
                <math:mo math:stretchy="false">−</math:mo>
                <math:msub>
                  <math:mi>f</math:mi>
                  <math:mrow>
                    <math:mi>i</math:mi>
                    <math:mi>,</math:mi>
                    <math:mrow>
                      <math:mi>j</math:mi>
                      <math:mo math:stretchy="false">+</math:mo>
                      <math:mn>1</math:mn>
                    </math:mrow>
                  </math:mrow>
                </math:msub>
              </math:mrow>
              <math:mo math:stretchy="false">)</math:mo>
            </math:mrow>
          </math:mrow>
        </math:mrow>
      </math:mtr>
      <math:mtr>
        <math:mrow>
          <math:mrow>
            <math:mfrac>
              <math:mrow>
                <math:mo math:stretchy="false">∂</math:mo>
                <math:mi>f</math:mi>
                <math:mrow>
                  <math:mo math:stretchy="false">(</math:mo>
                  <math:mrow>
                    <math:mi>u</math:mi>
                    <math:mi>,</math:mi>
                    <math:mi>v</math:mi>
                  </math:mrow>
                  <math:mo math:stretchy="false">)</math:mo>
                </math:mrow>
              </math:mrow>
              <math:mrow>
                <math:mo math:stretchy="false">∂</math:mo>
                <math:mi>v</math:mi>
              </math:mrow>
            </math:mfrac>
            <math:mrow>
              <math:mi/>
              <math:mo math:stretchy="false">=</math:mo>
              <math:mrow>
                <math:mi/>
                <math:mo math:stretchy="false">−</math:mo>
                <math:mi>h</math:mi>
              </math:mrow>
            </math:mrow>
            <math:msub>
              <math:mi>u</math:mi>
              <math:mn>0</math:mn>
            </math:msub>
            <math:msub>
              <math:mi>f</math:mi>
              <math:mrow>
                <math:mi>i</math:mi>
                <math:mi>,</math:mi>
                <math:mi>j</math:mi>
              </math:mrow>
            </math:msub>
            <math:mrow>
              <math:mi/>
              <math:mo math:stretchy="false">+</math:mo>
              <math:mi/>
            </math:mrow>
            <math:mi>h</math:mi>
            <math:msub>
              <math:mi>u</math:mi>
              <math:mn>1</math:mn>
            </math:msub>
            <math:msub>
              <math:mi>f</math:mi>
              <math:mrow>
                <math:mrow>
                  <math:mi>i</math:mi>
                  <math:mo math:stretchy="false">+</math:mo>
                  <math:mn>1,</math:mn>
                </math:mrow>
                <math:mi>j</math:mi>
              </math:mrow>
            </math:msub>
            <math:mrow>
              <math:mi/>
              <math:mo math:stretchy="false">−</math:mo>
              <math:mi/>
            </math:mrow>
            <math:mi>h</math:mi>
            <math:msub>
              <math:mi>u</math:mi>
              <math:mn>0</math:mn>
            </math:msub>
            <math:msub>
              <math:mi>f</math:mi>
              <math:mrow>
                <math:mi>i</math:mi>
                <math:mi>,</math:mi>
                <math:mrow>
                  <math:mi>j</math:mi>
                  <math:mo math:stretchy="false">+</math:mo>
                  <math:mn>1</math:mn>
                </math:mrow>
              </math:mrow>
            </math:msub>
            <math:mrow>
              <math:mi/>
              <math:mo math:stretchy="false">+</math:mo>
              <math:mi/>
            </math:mrow>
            <math:mi>h</math:mi>
            <math:msub>
              <math:mi>u</math:mi>
              <math:mn>1</math:mn>
            </math:msub>
            <math:msub>
              <math:mi>f</math:mi>
              <math:mrow>
                <math:mrow>
                  <math:mi>i</math:mi>
                  <math:mo math:stretchy="false">+</math:mo>
                  <math:mn>1,</math:mn>
                </math:mrow>
                <math:mrow>
                  <math:mi>j</math:mi>
                  <math:mo math:stretchy="false">+</math:mo>
                  <math:mn>1</math:mn>
                </math:mrow>
              </math:mrow>
            </math:msub>
          </math:mrow>
        </math:mrow>
      </math:mtr>
      <math:mtr>
        <math:mrow>
          <math:mrow>
            <math:mphantom>
              <math:mstyle>
                <math:mrow>
                  <math:mfrac>
                    <math:mrow>
                      <math:mo math:stretchy="false">∂</math:mo>
                      <math:mi>f</math:mi>
                      <math:mrow>
                        <math:mo math:stretchy="false">(</math:mo>
                        <math:mrow>
                          <math:mi>u</math:mi>
                          <math:mi>,</math:mi>
                          <math:mi>v</math:mi>
                        </math:mrow>
                        <math:mo math:stretchy="false">)</math:mo>
                      </math:mrow>
                    </math:mrow>
                    <math:mrow>
                      <math:mo math:stretchy="false">∂</math:mo>
                      <math:mi>v</math:mi>
                    </math:mrow>
                  </math:mfrac>
                </math:mrow>
              </math:mstyle>
            </math:mphantom>
            <math:mrow>
              <math:mi/>
              <math:mo math:stretchy="false">=</math:mo>
              <math:mi/>
            </math:mrow>
            <math:mi>h</math:mi>
            <math:msub>
              <math:mi>u</math:mi>
              <math:mn>0</math:mn>
            </math:msub>
            <math:mrow>
              <math:mo math:stretchy="false">(</math:mo>
              <math:mrow>
                <math:msub>
                  <math:mi>f</math:mi>
                  <math:mrow>
                    <math:mi>i</math:mi>
                    <math:mi>,</math:mi>
                    <math:mrow>
                      <math:mi>j</math:mi>
                      <math:mo math:stretchy="false">+</math:mo>
                      <math:mn>1</math:mn>
                    </math:mrow>
                  </math:mrow>
                </math:msub>
                <math:mo math:stretchy="false">−</math:mo>
                <math:msub>
                  <math:mi>f</math:mi>
                  <math:mrow>
                    <math:mi>i</math:mi>
                    <math:mi>,</math:mi>
                    <math:mi>j</math:mi>
                  </math:mrow>
                </math:msub>
              </math:mrow>
              <math:mo math:stretchy="false">)</math:mo>
            </math:mrow>
            <math:mrow>
              <math:mi/>
              <math:mo math:stretchy="false">+</math:mo>
              <math:mi/>
            </math:mrow>
            <math:mi>h</math:mi>
            <math:msub>
              <math:mi>u</math:mi>
              <math:mn>1</math:mn>
            </math:msub>
            <math:mrow>
              <math:mo math:stretchy="false">(</math:mo>
              <math:mrow>
                <math:msub>
                  <math:mi>f</math:mi>
                  <math:mrow>
                    <math:mrow>
                      <math:mi>i</math:mi>
                      <math:mo math:stretchy="false">+</math:mo>
                      <math:mn>1,</math:mn>
                    </math:mrow>
                    <math:mrow>
                      <math:mi>j</math:mi>
                      <math:mo math:stretchy="false">+</math:mo>
                      <math:mn>1</math:mn>
                    </math:mrow>
                  </math:mrow>
                </math:msub>
                <math:mo math:stretchy="false">−</math:mo>
                <math:msub>
                  <math:mi>f</math:mi>
                  <math:mrow>
                    <math:mrow>
                      <math:mi>i</math:mi>
                      <math:mo math:stretchy="false">+</math:mo>
                      <math:mn>1,</math:mn>
                    </math:mrow>
                    <math:mi>j</math:mi>
                  </math:mrow>
                </math:msub>
              </math:mrow>
              <math:mo math:stretchy="false">)</math:mo>
            </math:mrow>
          </math:mrow>
        </math:mrow>
      </math:mtr>
    </math:mtable>
    <math:annotation math:encoding="StarMath 5.0">alignl {partial f(u,v)} over {partial u} ~=~ 
-w v_0 f_{i,j} ~+~ w v_0 f_{i+1,j} ~-~ w v_1 f_{i,j+1} ~+~ w v_1 f_{i+1,j+1} newline
alignl phantom {{partial f(u,v)} over {partial u}} ~=~ 
w v_0 (f_{i+1,j} - f_{i,j}) ~+~ 
w v_1 (f_{i+1,j+1}-f_{i,j+1}) newline
 
alignl {partial f(u,v)} over {partial v} ~=~ 
-h u_0 f_{i,j} ~+~ h u_1 f_{i+1,j} ~-~ h u_0 f_{i,j+1} ~+~ h u_1 f_{i+1,j+1} newline
alignl phantom {{partial f(u,v)} over {partial v}} ~=~ 
h u_0 (f_{i,j+1} - f_{i,j}) ~+~ 
h u_1 (f_{i+1,j+1}-f_{i+1,j})</math:annotation>
  </math:semantics>
</math:math>
</file>

<file path=Object 39/content.xml><?xml version="1.0" encoding="utf-8"?>
<!DOCTYPE math  PUBLIC '-//OpenOffice.org//DTD Modified W3C MathML 1.01//EN'  'math.dtd'>
<math:math xmlns:math="http://www.w3.org/1998/Math/MathML">
  <math:semantics>
    <math:msub>
      <math:mi>P</math:mi>
      <math:mi>u</math:mi>
    </math:msub>
    <math:annotation math:encoding="StarMath 5.0">P_u </math:annotation>
  </math:semantics>
</math:math>
</file>

<file path=Object 4/content.xml><?xml version="1.0" encoding="utf-8"?>
<!DOCTYPE math  PUBLIC '-//OpenOffice.org//DTD Modified W3C MathML 1.01//EN'  'math.dtd'>
<math:math xmlns:math="http://www.w3.org/1998/Math/MathML">
  <math:semantics>
    <math:mtable>
      <math:mtr>
        <math:mrow>
          <math:mrow>
            <math:mfrac>
              <math:mrow>
                <math:mo math:stretchy="false">∂</math:mo>
                <math:mover math:accent="true">
                  <math:mi>P</math:mi>
                  <math:mo math:stretchy="false">ˉ</math:mo>
                </math:mover>
              </math:mrow>
              <math:mrow>
                <math:mo math:stretchy="false">∂</math:mo>
                <math:mi>u</math:mi>
              </math:mrow>
            </math:mfrac>
            <math:mrow>
              <math:mi/>
              <math:mo math:stretchy="false">=</math:mo>
              <math:mi/>
            </math:mrow>
            <math:mfrac>
              <math:mo math:stretchy="false">∂</math:mo>
              <math:mrow>
                <math:mo math:stretchy="false">∂</math:mo>
                <math:mi>u</math:mi>
              </math:mrow>
            </math:mfrac>
            <math:mi>P</math:mi>
            <math:mrow>
              <math:mo math:stretchy="false">(</math:mo>
              <math:mrow>
                <math:mi>u</math:mi>
                <math:mi>,</math:mi>
                <math:mi>v</math:mi>
              </math:mrow>
              <math:mo math:stretchy="false">)</math:mo>
            </math:mrow>
            <math:mrow>
              <math:mi/>
              <math:mo math:stretchy="false">+</math:mo>
              <math:mi/>
            </math:mrow>
            <math:mfrac>
              <math:mo math:stretchy="false">∂</math:mo>
              <math:mrow>
                <math:mo math:stretchy="false">∂</math:mo>
                <math:mi>u</math:mi>
              </math:mrow>
            </math:mfrac>
            <math:mi>f</math:mi>
            <math:mrow>
              <math:mo math:stretchy="false">(</math:mo>
              <math:mrow>
                <math:mi>u</math:mi>
                <math:mi>,</math:mi>
                <math:mi>v</math:mi>
              </math:mrow>
              <math:mo math:stretchy="false">)</math:mo>
            </math:mrow>
            <math:mfrac>
              <math:mrow>
                <math:mi>N</math:mi>
                <math:mrow>
                  <math:mo math:stretchy="false">(</math:mo>
                  <math:mrow>
                    <math:mi>u</math:mi>
                    <math:mi>,</math:mi>
                    <math:mi>v</math:mi>
                  </math:mrow>
                  <math:mo math:stretchy="false">)</math:mo>
                </math:mrow>
              </math:mrow>
              <math:mfenced math:open="∥" math:close="∥">
                <math:mrow>
                  <math:mi>N</math:mi>
                  <math:mrow>
                    <math:mo math:stretchy="false">(</math:mo>
                    <math:mrow>
                      <math:mi>u</math:mi>
                      <math:mi>,</math:mi>
                      <math:mi>v</math:mi>
                    </math:mrow>
                    <math:mo math:stretchy="false">)</math:mo>
                  </math:mrow>
                </math:mrow>
              </math:mfenced>
            </math:mfrac>
            <math:mrow>
              <math:mi/>
              <math:mo math:stretchy="false">+</math:mo>
              <math:mi/>
            </math:mrow>
            <math:mi>f</math:mi>
            <math:mrow>
              <math:mo math:stretchy="false">(</math:mo>
              <math:mrow>
                <math:mi>u</math:mi>
                <math:mi>,</math:mi>
                <math:mi>v</math:mi>
              </math:mrow>
              <math:mo math:stretchy="false">)</math:mo>
            </math:mrow>
            <math:mfrac>
              <math:mo math:stretchy="false">∂</math:mo>
              <math:mrow>
                <math:mo math:stretchy="false">∂</math:mo>
                <math:mi>u</math:mi>
              </math:mrow>
            </math:mfrac>
            <math:mfrac>
              <math:mrow>
                <math:mi>N</math:mi>
                <math:mrow>
                  <math:mo math:stretchy="false">(</math:mo>
                  <math:mrow>
                    <math:mi>u</math:mi>
                    <math:mi>,</math:mi>
                    <math:mi>v</math:mi>
                  </math:mrow>
                  <math:mo math:stretchy="false">)</math:mo>
                </math:mrow>
              </math:mrow>
              <math:mfenced math:open="∥" math:close="∥">
                <math:mrow>
                  <math:mi>N</math:mi>
                  <math:mrow>
                    <math:mo math:stretchy="false">(</math:mo>
                    <math:mrow>
                      <math:mi>u</math:mi>
                      <math:mi>,</math:mi>
                      <math:mi>v</math:mi>
                    </math:mrow>
                    <math:mo math:stretchy="false">)</math:mo>
                  </math:mrow>
                </math:mrow>
              </math:mfenced>
            </math:mfrac>
          </math:mrow>
        </math:mrow>
      </math:mtr>
      <math:mtr>
        <math:mrow>
          <math:mrow>
            <math:mfrac>
              <math:mrow>
                <math:mo math:stretchy="false">∂</math:mo>
                <math:mover math:accent="true">
                  <math:mi>P</math:mi>
                  <math:mo math:stretchy="false">ˉ</math:mo>
                </math:mover>
              </math:mrow>
              <math:mrow>
                <math:mo math:stretchy="false">∂</math:mo>
                <math:mi>v</math:mi>
              </math:mrow>
            </math:mfrac>
            <math:mrow>
              <math:mi/>
              <math:mo math:stretchy="false">=</math:mo>
              <math:mi/>
            </math:mrow>
            <math:mn>...</math:mn>
          </math:mrow>
        </math:mrow>
      </math:mtr>
    </math:mtable>
    <math:annotation math:encoding="StarMath 5.0">alignl {partial bar P} over {partial u} ~=~ partial over {partial u} P(u,v) ~+~ partial over {partial u} f(u,v) {N(u,v)} over {left ldline N(u,v) right rdline}
 ~+~ f(u,v) partial over {partial u} {N(u,v)} over {left ldline N(u,v) right rdline} 
 
 newline
 
alignl {partial bar P} over {partial v} ~=~ ...</math:annotation>
  </math:semantics>
</math:math>
</file>

<file path=Object 40/content.xml><?xml version="1.0" encoding="utf-8"?>
<!DOCTYPE math  PUBLIC '-//OpenOffice.org//DTD Modified W3C MathML 1.01//EN'  'math.dtd'>
<math:math xmlns:math="http://www.w3.org/1998/Math/MathML">
  <math:semantics>
    <math:mrow>
      <math:mi>P</math:mi>
      <math:mrow>
        <math:mo math:stretchy="false">(</math:mo>
        <math:msub>
          <math:mi>T</math:mi>
          <math:mi>i</math:mi>
        </math:msub>
        <math:mo math:stretchy="false">)</math:mo>
      </math:mrow>
      <math:mrow>
        <math:mi/>
        <math:mo math:stretchy="false">=</math:mo>
        <math:mi/>
      </math:mrow>
      <math:msub>
        <math:mi>P</math:mi>
        <math:mi>i</math:mi>
      </math:msub>
    </math:mrow>
    <math:annotation math:encoding="StarMath 5.0">P(T_i) ~=~ P_i</math:annotation>
  </math:semantics>
</math:math>
</file>

<file path=Object 41/content.xml><?xml version="1.0" encoding="utf-8"?>
<!DOCTYPE math  PUBLIC '-//OpenOffice.org//DTD Modified W3C MathML 1.01//EN'  'math.dtd'>
<math:math xmlns:math="http://www.w3.org/1998/Math/MathML">
  <math:semantics>
    <math:mrow>
      <math:msub>
        <math:mi>P</math:mi>
        <math:mn>0,</math:mn>
      </math:msub>
      <math:msub>
        <math:mi>P</math:mi>
        <math:mn>1,</math:mn>
      </math:msub>
      <math:msub>
        <math:mi>P</math:mi>
        <math:mn>2</math:mn>
      </math:msub>
    </math:mrow>
    <math:annotation math:encoding="StarMath 5.0">P_0, P_1, P_2</math:annotation>
  </math:semantics>
</math:math>
</file>

<file path=Object 42/content.xml><?xml version="1.0" encoding="utf-8"?>
<!DOCTYPE math  PUBLIC '-//OpenOffice.org//DTD Modified W3C MathML 1.01//EN'  'math.dtd'>
<math:math xmlns:math="http://www.w3.org/1998/Math/MathML">
  <math:semantics>
    <math:mrow>
      <math:mi>P</math:mi>
      <math:mrow>
        <math:mo math:stretchy="false">(</math:mo>
        <math:mrow>
          <math:mi>u</math:mi>
          <math:mi>,</math:mi>
          <math:mi>v</math:mi>
        </math:mrow>
        <math:mo math:stretchy="false">)</math:mo>
      </math:mrow>
      <math:mrow>
        <math:mi/>
        <math:mo math:stretchy="false">=</math:mo>
        <math:mi/>
      </math:mrow>
      <math:mi>P</math:mi>
      <math:mrow>
        <math:mo math:stretchy="false">(</math:mo>
        <math:mi>t</math:mi>
        <math:mo math:stretchy="false">)</math:mo>
      </math:mrow>
    </math:mrow>
    <math:annotation math:encoding="StarMath 5.0">P(u,v) ~=~ P(t)</math:annotation>
  </math:semantics>
</math:math>
</file>

<file path=Object 43/content.xml><?xml version="1.0" encoding="utf-8"?>
<!DOCTYPE math  PUBLIC '-//OpenOffice.org//DTD Modified W3C MathML 1.01//EN'  'math.dtd'>
<math:math xmlns:math="http://www.w3.org/1998/Math/MathML">
  <math:semantics>
    <math:msub>
      <math:mi>P</math:mi>
      <math:mi>v</math:mi>
    </math:msub>
    <math:annotation math:encoding="StarMath 5.0">P_v</math:annotation>
  </math:semantics>
</math:math>
</file>

<file path=Object 44/content.xml><?xml version="1.0" encoding="utf-8"?>
<!DOCTYPE math  PUBLIC '-//OpenOffice.org//DTD Modified W3C MathML 1.01//EN'  'math.dtd'>
<math:math xmlns:math="http://www.w3.org/1998/Math/MathML">
  <math:semantics>
    <math:mrow>
      <math:mi>T</math:mi>
      <math:mrow>
        <math:mi/>
        <math:mo math:stretchy="false">=</math:mo>
        <math:mi/>
      </math:mrow>
      <math:mrow>
        <math:mo math:stretchy="false">(</math:mo>
        <math:mrow>
          <math:mrow>
            <math:mn>1</math:mn>
            <math:mo math:stretchy="false">−</math:mo>
            <math:mi>a</math:mi>
          </math:mrow>
          <math:mo math:stretchy="false">−</math:mo>
          <math:mi>b</math:mi>
        </math:mrow>
        <math:mo math:stretchy="false">)</math:mo>
      </math:mrow>
      <math:msub>
        <math:mi>T</math:mi>
        <math:mn>0</math:mn>
      </math:msub>
      <math:mrow>
        <math:mi/>
        <math:mo math:stretchy="false">+</math:mo>
        <math:mi/>
      </math:mrow>
      <math:msub>
        <math:mi math:fontstyle="italic">aT</math:mi>
        <math:mn>1</math:mn>
      </math:msub>
      <math:mrow>
        <math:mi/>
        <math:mo math:stretchy="false">+</math:mo>
        <math:mi/>
      </math:mrow>
      <math:msub>
        <math:mi math:fontstyle="italic">bT</math:mi>
        <math:mn>2</math:mn>
      </math:msub>
      <math:mrow>
        <math:mi/>
        <math:mo math:stretchy="false">=</math:mo>
        <math:mi/>
      </math:mrow>
      <math:msub>
        <math:mi>T</math:mi>
        <math:mn>0</math:mn>
      </math:msub>
      <math:mrow>
        <math:mi/>
        <math:mo math:stretchy="false">+</math:mo>
        <math:mi/>
      </math:mrow>
      <math:msub>
        <math:mi math:fontstyle="italic">aT</math:mi>
        <math:mn>10</math:mn>
      </math:msub>
      <math:mrow>
        <math:mi/>
        <math:mo math:stretchy="false">+</math:mo>
        <math:mi/>
      </math:mrow>
      <math:msub>
        <math:mi math:fontstyle="italic">bT</math:mi>
        <math:mn>20</math:mn>
      </math:msub>
    </math:mrow>
    <math:annotation math:encoding="StarMath 5.0">T ~=~ (1-a-b)T_0 ~+~ aT_1 ~+~ bT_2 ~=~ T_0 ~+~ aT_10 ~+~ bT_20</math:annotation>
  </math:semantics>
</math:math>
</file>

<file path=Object 45/content.xml><?xml version="1.0" encoding="utf-8"?>
<!DOCTYPE math  PUBLIC '-//OpenOffice.org//DTD Modified W3C MathML 1.01//EN'  'math.dtd'>
<math:math xmlns:math="http://www.w3.org/1998/Math/MathML">
  <math:semantics>
    <math:mtable>
      <math:mtr>
        <math:mtd>
          <math:mrow>
            <math:mrow>
              <math:mfrac>
                <math:mrow>
                  <math:mo math:stretchy="false">∂</math:mo>
                  <math:mi>a</math:mi>
                </math:mrow>
                <math:mrow>
                  <math:mo math:stretchy="false">∂</math:mo>
                  <math:mi>u</math:mi>
                </math:mrow>
              </math:mfrac>
              <math:mrow>
                <math:mi/>
                <math:mo math:stretchy="false">=</math:mo>
                <math:mi/>
              </math:mrow>
              <math:mrow>
                <math:msub>
                  <math:mi>v</math:mi>
                  <math:mn>20</math:mn>
                </math:msub>
                <math:mo math:stretchy="false">/</math:mo>
                <math:mi>d</math:mi>
              </math:mrow>
            </math:mrow>
          </math:mrow>
        </math:mtd>
        <math:mtd>
          <math:mrow>
            <math:mrow>
              <math:mfrac>
                <math:mrow>
                  <math:mo math:stretchy="false">∂</math:mo>
                  <math:mi>a</math:mi>
                </math:mrow>
                <math:mrow>
                  <math:mo math:stretchy="false">∂</math:mo>
                  <math:mi>v</math:mi>
                </math:mrow>
              </math:mfrac>
              <math:mrow>
                <math:mi/>
                <math:mo math:stretchy="false">=</math:mo>
                <math:mrow>
                  <math:mi/>
                  <math:mo math:stretchy="false">−</math:mo>
                  <math:mrow>
                    <math:msub>
                      <math:mi>u</math:mi>
                      <math:mn>20</math:mn>
                    </math:msub>
                    <math:mo math:stretchy="false">/</math:mo>
                    <math:mi>d</math:mi>
                  </math:mrow>
                </math:mrow>
              </math:mrow>
            </math:mrow>
          </math:mrow>
        </math:mtd>
      </math:mtr>
      <math:mtr>
        <math:mtd>
          <math:mrow>
            <math:mrow>
              <math:mfrac>
                <math:mrow>
                  <math:mo math:stretchy="false">∂</math:mo>
                  <math:mi>b</math:mi>
                </math:mrow>
                <math:mrow>
                  <math:mo math:stretchy="false">∂</math:mo>
                  <math:mi>u</math:mi>
                </math:mrow>
              </math:mfrac>
              <math:mrow>
                <math:mi/>
                <math:mo math:stretchy="false">=</math:mo>
                <math:mrow>
                  <math:mi/>
                  <math:mo math:stretchy="false">−</math:mo>
                  <math:mrow>
                    <math:msub>
                      <math:mi>v</math:mi>
                      <math:mn>10</math:mn>
                    </math:msub>
                    <math:mo math:stretchy="false">/</math:mo>
                    <math:mi>d</math:mi>
                  </math:mrow>
                </math:mrow>
              </math:mrow>
            </math:mrow>
          </math:mrow>
        </math:mtd>
        <math:mtd>
          <math:mrow>
            <math:mrow>
              <math:mfrac>
                <math:mrow>
                  <math:mo math:stretchy="false">∂</math:mo>
                  <math:mi>b</math:mi>
                </math:mrow>
                <math:mrow>
                  <math:mo math:stretchy="false">∂</math:mo>
                  <math:mi>v</math:mi>
                </math:mrow>
              </math:mfrac>
              <math:mrow>
                <math:mi/>
                <math:mo math:stretchy="false">=</math:mo>
                <math:mi/>
              </math:mrow>
              <math:mrow>
                <math:msub>
                  <math:mi>u</math:mi>
                  <math:mn>10</math:mn>
                </math:msub>
                <math:mo math:stretchy="false">/</math:mo>
                <math:mi>d</math:mi>
              </math:mrow>
            </math:mrow>
          </math:mrow>
        </math:mtd>
      </math:mtr>
    </math:mtable>
    <math:annotation math:encoding="StarMath 5.0">matrix { 
alignl {partial a} over {partial u} ~=~  v_20 /d #
alignl {partial a} over {partial v} ~=~ -u_20 /d ##
alignl {partial b} over {partial u} ~=~ -v_10 /d #
alignl {partial b} over {partial v} ~=~  u_10 /d
}</math:annotation>
  </math:semantics>
</math:math>
</file>

<file path=Object 46/content.xml><?xml version="1.0" encoding="utf-8"?>
<!DOCTYPE math  PUBLIC '-//OpenOffice.org//DTD Modified W3C MathML 1.01//EN'  'math.dtd'>
<math:math xmlns:math="http://www.w3.org/1998/Math/MathML">
  <math:semantics>
    <math:mrow>
      <math:mi>P</math:mi>
      <math:mrow>
        <math:mo math:stretchy="false">(</math:mo>
        <math:mi>T</math:mi>
        <math:mo math:stretchy="false">)</math:mo>
      </math:mrow>
      <math:mrow>
        <math:mi/>
        <math:mo math:stretchy="false">=</math:mo>
        <math:mi/>
      </math:mrow>
      <math:mi>P</math:mi>
      <math:mrow>
        <math:mo math:stretchy="false">(</math:mo>
        <math:msub>
          <math:mi>T</math:mi>
          <math:mn>0</math:mn>
        </math:msub>
        <math:mo math:stretchy="false">)</math:mo>
      </math:mrow>
      <math:mrow>
        <math:mi/>
        <math:mo math:stretchy="false">+</math:mo>
        <math:mi/>
      </math:mrow>
      <math:mi math:fontstyle="italic">aP</math:mi>
      <math:mrow>
        <math:mo math:stretchy="false">(</math:mo>
        <math:msub>
          <math:mi>T</math:mi>
          <math:mn>10</math:mn>
        </math:msub>
        <math:mo math:stretchy="false">)</math:mo>
      </math:mrow>
      <math:mrow>
        <math:mi/>
        <math:mo math:stretchy="false">+</math:mo>
        <math:mi/>
      </math:mrow>
      <math:mi math:fontstyle="italic">bP</math:mi>
      <math:mrow>
        <math:mo math:stretchy="false">(</math:mo>
        <math:msub>
          <math:mi>T</math:mi>
          <math:mn>20</math:mn>
        </math:msub>
        <math:mo math:stretchy="false">)</math:mo>
      </math:mrow>
      <math:mrow>
        <math:mi/>
        <math:mo math:stretchy="false">=</math:mo>
        <math:mi/>
      </math:mrow>
      <math:msub>
        <math:mi>P</math:mi>
        <math:mn>0</math:mn>
      </math:msub>
      <math:mrow>
        <math:mi/>
        <math:mo math:stretchy="false">+</math:mo>
        <math:mi/>
      </math:mrow>
      <math:msub>
        <math:mi math:fontstyle="italic">aP</math:mi>
        <math:mn>10</math:mn>
      </math:msub>
      <math:mrow>
        <math:mi/>
        <math:mo math:stretchy="false">+</math:mo>
        <math:mi/>
      </math:mrow>
      <math:msub>
        <math:mi math:fontstyle="italic">bP</math:mi>
        <math:mn>20</math:mn>
      </math:msub>
    </math:mrow>
    <math:annotation math:encoding="StarMath 5.0">P(T) ~=~ P(T_0) ~+~ aP(T_10) ~+~ bP(T_20) ~=~P_0 ~+~ aP_10 ~+~ bP_20 </math:annotation>
  </math:semantics>
</math:math>
</file>

<file path=Object 47/content.xml><?xml version="1.0" encoding="utf-8"?>
<!DOCTYPE math  PUBLIC '-//OpenOffice.org//DTD Modified W3C MathML 1.01//EN'  'math.dtd'>
<math:math xmlns:math="http://www.w3.org/1998/Math/MathML">
  <math:semantics>
    <math:mtable>
      <math:mtr>
        <math:mrow>
          <math:msub>
            <math:mi>P</math:mi>
            <math:mi>u</math:mi>
          </math:msub>
          <math:mrow>
            <math:mi/>
            <math:mo math:stretchy="false">=</math:mo>
            <math:mi/>
          </math:mrow>
          <math:mfrac>
            <math:mrow>
              <math:mo math:stretchy="false">∂</math:mo>
              <math:mi>P</math:mi>
              <math:mrow>
                <math:mo math:stretchy="false">(</math:mo>
                <math:mi>t</math:mi>
                <math:mo math:stretchy="false">)</math:mo>
              </math:mrow>
            </math:mrow>
            <math:mrow>
              <math:mo math:stretchy="false">∂</math:mo>
              <math:mi>u</math:mi>
            </math:mrow>
          </math:mfrac>
          <math:mrow>
            <math:mi/>
            <math:mo math:stretchy="false">=</math:mo>
            <math:mi/>
          </math:mrow>
          <math:mfrac>
            <math:mrow>
              <math:mo math:stretchy="false">∂</math:mo>
              <math:mi>a</math:mi>
            </math:mrow>
            <math:mrow>
              <math:mo math:stretchy="false">∂</math:mo>
              <math:mi>u</math:mi>
            </math:mrow>
          </math:mfrac>
          <math:mrow>
            <math:mo math:stretchy="false">(</math:mo>
            <math:msub>
              <math:mi>P</math:mi>
              <math:mn>10</math:mn>
            </math:msub>
            <math:mo math:stretchy="false">)</math:mo>
          </math:mrow>
          <math:mrow>
            <math:mi/>
            <math:mo math:stretchy="false">+</math:mo>
            <math:mi/>
          </math:mrow>
          <math:mfrac>
            <math:mrow>
              <math:mo math:stretchy="false">∂</math:mo>
              <math:mi>b</math:mi>
            </math:mrow>
            <math:mrow>
              <math:mo math:stretchy="false">∂</math:mo>
              <math:mi>u</math:mi>
            </math:mrow>
          </math:mfrac>
          <math:mrow>
            <math:mo math:stretchy="false">(</math:mo>
            <math:msub>
              <math:mi>P</math:mi>
              <math:mn>20</math:mn>
            </math:msub>
            <math:mo math:stretchy="false">)</math:mo>
          </math:mrow>
        </math:mrow>
      </math:mtr>
      <math:mtr>
        <math:mrow>
          <math:msub>
            <math:mi>P</math:mi>
            <math:mi>v</math:mi>
          </math:msub>
          <math:mrow>
            <math:mi/>
            <math:mo math:stretchy="false">=</math:mo>
            <math:mi/>
          </math:mrow>
          <math:mfrac>
            <math:mrow>
              <math:mo math:stretchy="false">∂</math:mo>
              <math:mi>P</math:mi>
              <math:mrow>
                <math:mo math:stretchy="false">(</math:mo>
                <math:mi>t</math:mi>
                <math:mo math:stretchy="false">)</math:mo>
              </math:mrow>
            </math:mrow>
            <math:mrow>
              <math:mo math:stretchy="false">∂</math:mo>
              <math:mi>v</math:mi>
            </math:mrow>
          </math:mfrac>
          <math:mrow>
            <math:mi/>
            <math:mo math:stretchy="false">=</math:mo>
            <math:mi/>
          </math:mrow>
          <math:mfrac>
            <math:mrow>
              <math:mo math:stretchy="false">∂</math:mo>
              <math:mi>a</math:mi>
            </math:mrow>
            <math:mrow>
              <math:mo math:stretchy="false">∂</math:mo>
              <math:mi>v</math:mi>
            </math:mrow>
          </math:mfrac>
          <math:mrow>
            <math:mo math:stretchy="false">(</math:mo>
            <math:msub>
              <math:mi>P</math:mi>
              <math:mn>10</math:mn>
            </math:msub>
            <math:mo math:stretchy="false">)</math:mo>
          </math:mrow>
          <math:mrow>
            <math:mi/>
            <math:mo math:stretchy="false">+</math:mo>
            <math:mi/>
          </math:mrow>
          <math:mfrac>
            <math:mrow>
              <math:mo math:stretchy="false">∂</math:mo>
              <math:mi>b</math:mi>
            </math:mrow>
            <math:mrow>
              <math:mo math:stretchy="false">∂</math:mo>
              <math:mi>v</math:mi>
            </math:mrow>
          </math:mfrac>
          <math:mrow>
            <math:mo math:stretchy="false">(</math:mo>
            <math:msub>
              <math:mi>P</math:mi>
              <math:mn>20</math:mn>
            </math:msub>
            <math:mo math:stretchy="false">)</math:mo>
          </math:mrow>
        </math:mrow>
      </math:mtr>
    </math:mtable>
    <math:annotation math:encoding="StarMath 5.0">P_u ~=~ {partial P(t)} over {partial u} ~=~ {{partial a} over {partial u}}(P_10) ~+~ {{partial b} over {partial u}}(P_20)  newline
P_v ~=~ {partial P(t)} over {partial v} ~=~ {{partial a} over {partial v}}(P_10) ~+~ {{partial b} over {partial v}}(P_20) </math:annotation>
  </math:semantics>
</math:math>
</file>

<file path=Object 48/content.xml><?xml version="1.0" encoding="utf-8"?>
<!DOCTYPE math  PUBLIC '-//OpenOffice.org//DTD Modified W3C MathML 1.01//EN'  'math.dtd'>
<math:math xmlns:math="http://www.w3.org/1998/Math/MathML">
  <math:semantics>
    <math:mrow>
      <math:mi>T</math:mi>
      <math:mrow>
        <math:mi/>
        <math:mo math:stretchy="false">=</math:mo>
        <math:mi/>
      </math:mrow>
      <math:msub>
        <math:mi>T</math:mi>
        <math:mn>0</math:mn>
      </math:msub>
      <math:mrow>
        <math:mi/>
        <math:mo math:stretchy="false">+</math:mo>
        <math:mi/>
      </math:mrow>
      <math:msub>
        <math:mi math:fontstyle="italic">aT</math:mi>
        <math:mn>10</math:mn>
      </math:msub>
      <math:mrow>
        <math:mi/>
        <math:mo math:stretchy="false">+</math:mo>
        <math:mi/>
      </math:mrow>
      <math:msub>
        <math:mi math:fontstyle="italic">bT</math:mi>
        <math:mn>20</math:mn>
      </math:msub>
    </math:mrow>
    <math:annotation math:encoding="StarMath 5.0">T ~=~ T_0 ~+~ aT_10 ~+~ bT_20</math:annotation>
  </math:semantics>
</math:math>
</file>

<file path=Object 49/content.xml><?xml version="1.0" encoding="utf-8"?>
<!DOCTYPE math  PUBLIC '-//OpenOffice.org//DTD Modified W3C MathML 1.01//EN'  'math.dtd'>
<math:math xmlns:math="http://www.w3.org/1998/Math/MathML">
  <math:semantics>
    <math:mtable>
      <math:mtr>
        <math:mrow>
          <math:mi>u</math:mi>
          <math:mrow>
            <math:mi/>
            <math:mo math:stretchy="false">=</math:mo>
            <math:mi/>
          </math:mrow>
          <math:msub>
            <math:mi>u</math:mi>
            <math:mn>0</math:mn>
          </math:msub>
          <math:mrow>
            <math:mi/>
            <math:mo math:stretchy="false">+</math:mo>
            <math:mi/>
          </math:mrow>
          <math:mi>a</math:mi>
          <math:mrow>
            <math:mo math:stretchy="false">(</math:mo>
            <math:msub>
              <math:mi>u</math:mi>
              <math:mn>10</math:mn>
            </math:msub>
            <math:mo math:stretchy="false">)</math:mo>
          </math:mrow>
          <math:mrow>
            <math:mi/>
            <math:mo math:stretchy="false">+</math:mo>
            <math:mi/>
          </math:mrow>
          <math:mi>b</math:mi>
          <math:mrow>
            <math:mo math:stretchy="false">(</math:mo>
            <math:msub>
              <math:mi>u</math:mi>
              <math:mn>20</math:mn>
            </math:msub>
            <math:mo math:stretchy="false">)</math:mo>
          </math:mrow>
        </math:mrow>
      </math:mtr>
      <math:mtr>
        <math:mrow>
          <math:mi>v</math:mi>
          <math:mrow>
            <math:mi/>
            <math:mo math:stretchy="false">=</math:mo>
            <math:mi/>
          </math:mrow>
          <math:msub>
            <math:mi>v</math:mi>
            <math:mn>0</math:mn>
          </math:msub>
          <math:mrow>
            <math:mi/>
            <math:mo math:stretchy="false">+</math:mo>
            <math:mi/>
          </math:mrow>
          <math:mi>a</math:mi>
          <math:mrow>
            <math:mo math:stretchy="false">(</math:mo>
            <math:msub>
              <math:mi>v</math:mi>
              <math:mn>10</math:mn>
            </math:msub>
            <math:mo math:stretchy="false">)</math:mo>
          </math:mrow>
          <math:mrow>
            <math:mi/>
            <math:mo math:stretchy="false">+</math:mo>
            <math:mi/>
          </math:mrow>
          <math:mi>b</math:mi>
          <math:mrow>
            <math:mo math:stretchy="false">(</math:mo>
            <math:msub>
              <math:mi>v</math:mi>
              <math:mn>20</math:mn>
            </math:msub>
            <math:mo math:stretchy="false">)</math:mo>
          </math:mrow>
        </math:mrow>
      </math:mtr>
    </math:mtable>
    <math:annotation math:encoding="StarMath 5.0">u ~=~ u_0 ~+~ a(u_10) ~+~ b(u_20) newline
v ~=~ v_0 ~+~ a(v_10) ~+~ b(v_20) </math:annotation>
  </math:semantics>
</math:math>
</file>

<file path=Object 5/content.xml><?xml version="1.0" encoding="utf-8"?>
<!DOCTYPE math  PUBLIC '-//OpenOffice.org//DTD Modified W3C MathML 1.01//EN'  'math.dtd'>
<math:math xmlns:math="http://www.w3.org/1998/Math/MathML">
  <math:semantics>
    <math:mtable>
      <math:mtr>
        <math:mrow>
          <math:mrow>
            <math:mover math:accent="true">
              <math:msub>
                <math:mi>P</math:mi>
                <math:mi>u</math:mi>
              </math:msub>
              <math:mo math:stretchy="false">ˉ</math:mo>
            </math:mover>
            <math:mrow>
              <math:mi/>
              <math:mo math:stretchy="false">=</math:mo>
              <math:mi/>
            </math:mrow>
            <math:msub>
              <math:mi>P</math:mi>
              <math:mi>u</math:mi>
            </math:msub>
            <math:mrow>
              <math:mi/>
              <math:mo math:stretchy="false">+</math:mo>
              <math:mi/>
            </math:mrow>
            <math:msub>
              <math:mi>f</math:mi>
              <math:mi>u</math:mi>
            </math:msub>
            <math:mfrac>
              <math:mi>N</math:mi>
              <math:mfenced math:open="∥" math:close="∥">
                <math:mi>N</math:mi>
              </math:mfenced>
            </math:mfrac>
          </math:mrow>
        </math:mrow>
      </math:mtr>
      <math:mtr>
        <math:mrow>
          <math:mrow>
            <math:mover math:accent="true">
              <math:msub>
                <math:mi>P</math:mi>
                <math:mi>v</math:mi>
              </math:msub>
              <math:mo math:stretchy="false">ˉ</math:mo>
            </math:mover>
            <math:mrow>
              <math:mi/>
              <math:mo math:stretchy="false">=</math:mo>
              <math:mi/>
            </math:mrow>
            <math:mn>...</math:mn>
          </math:mrow>
        </math:mrow>
      </math:mtr>
    </math:mtable>
    <math:annotation math:encoding="StarMath 5.0">alignl bar P_u  ~=~ P_u ~+~ f_u
{N} over {left ldline N right rdline}
 
 newline
 
alignl bar P_v  ~=~ ...</math:annotation>
  </math:semantics>
</math:math>
</file>

<file path=Object 50/content.xml><?xml version="1.0" encoding="utf-8"?>
<!DOCTYPE math  PUBLIC '-//OpenOffice.org//DTD Modified W3C MathML 1.01//EN'  'math.dtd'>
<math:math xmlns:math="http://www.w3.org/1998/Math/MathML">
  <math:semantics>
    <math:mrow>
      <math:mrow>
        <math:msub>
          <math:mi>T</math:mi>
          <math:mn>10</math:mn>
        </math:msub>
        <math:mo math:stretchy="false">=</math:mo>
        <math:mrow>
          <math:msub>
            <math:mi>T</math:mi>
            <math:mn>1</math:mn>
          </math:msub>
          <math:mo math:stretchy="false">−</math:mo>
          <math:msub>
            <math:mi>T</math:mi>
            <math:mn>0</math:mn>
          </math:msub>
        </math:mrow>
      </math:mrow>
      <math:mi>,</math:mi>
      <math:mi/>
      <math:mrow>
        <math:msub>
          <math:mi>T</math:mi>
          <math:mn>20</math:mn>
        </math:msub>
        <math:mo math:stretchy="false">=</math:mo>
        <math:mrow>
          <math:msub>
            <math:mi>T</math:mi>
            <math:mn>2</math:mn>
          </math:msub>
          <math:mo math:stretchy="false">−</math:mo>
          <math:msub>
            <math:mi>T</math:mi>
            <math:mn>0</math:mn>
          </math:msub>
        </math:mrow>
      </math:mrow>
      <math:mi>,</math:mi>
      <math:mi/>
      <math:mrow>
        <math:msub>
          <math:mi>P</math:mi>
          <math:mn>10</math:mn>
        </math:msub>
        <math:mo math:stretchy="false">=</math:mo>
        <math:mrow>
          <math:msub>
            <math:mi>P</math:mi>
            <math:mn>1</math:mn>
          </math:msub>
          <math:mo math:stretchy="false">−</math:mo>
          <math:msub>
            <math:mi>P</math:mi>
            <math:mn>0</math:mn>
          </math:msub>
        </math:mrow>
      </math:mrow>
      <math:mi>,</math:mi>
      <math:mi/>
      <math:mrow>
        <math:msub>
          <math:mi>P</math:mi>
          <math:mn>20</math:mn>
        </math:msub>
        <math:mo math:stretchy="false">=</math:mo>
        <math:mrow>
          <math:msub>
            <math:mi>P</math:mi>
            <math:mn>2</math:mn>
          </math:msub>
          <math:mo math:stretchy="false">−</math:mo>
          <math:msub>
            <math:mi>P</math:mi>
            <math:mn>0</math:mn>
          </math:msub>
        </math:mrow>
      </math:mrow>
    </math:mrow>
    <math:annotation math:encoding="StarMath 5.0">T_10 = T_1-T_0 ,~~ T_20 = T_2-T_0 , ~~P_10 = P_1-P_0 ,~~ P_20 = P_2-P_0 </math:annotation>
  </math:semantics>
</math:math>
</file>

<file path=Object 51/content.xml><?xml version="1.0" encoding="utf-8"?>
<!DOCTYPE math  PUBLIC '-//OpenOffice.org//DTD Modified W3C MathML 1.01//EN'  'math.dtd'>
<math:math xmlns:math="http://www.w3.org/1998/Math/MathML">
  <math:semantics>
    <math:mtable>
      <math:mtr>
        <math:mtd>
          <math:mrow>
            <math:mrow>
              <math:mi>d</math:mi>
              <math:mrow>
                <math:mi/>
                <math:mo math:stretchy="false">=</math:mo>
                <math:mi/>
              </math:mrow>
              <math:mfenced math:open="" math:close="">
                <math:mtable>
                  <math:mtr>
                    <math:mtd>
                      <math:msub>
                        <math:mi>u</math:mi>
                        <math:mn>10</math:mn>
                      </math:msub>
                    </math:mtd>
                    <math:mtd>
                      <math:msub>
                        <math:mi>u</math:mi>
                        <math:mn>20</math:mn>
                      </math:msub>
                    </math:mtd>
                  </math:mtr>
                  <math:mtr>
                    <math:mtd>
                      <math:msub>
                        <math:mi>v</math:mi>
                        <math:mn>10</math:mn>
                      </math:msub>
                    </math:mtd>
                    <math:mtd>
                      <math:msub>
                        <math:mi>v</math:mi>
                        <math:mn>20</math:mn>
                      </math:msub>
                    </math:mtd>
                  </math:mtr>
                </math:mtable>
              </math:mfenced>
            </math:mrow>
          </math:mrow>
        </math:mtd>
      </math:mtr>
      <math:mtr>
        <math:mtd>
          <math:mrow>
            <math:mi>a</math:mi>
            <math:mrow>
              <math:mi/>
              <math:mo math:stretchy="false">=</math:mo>
              <math:mi/>
            </math:mrow>
            <math:mfrac>
              <math:mfenced math:open="" math:close="">
                <math:mtable>
                  <math:mtr>
                    <math:mtd>
                      <math:mrow>
                        <math:mi>u</math:mi>
                        <math:mo math:stretchy="false">−</math:mo>
                        <math:msub>
                          <math:mi>u</math:mi>
                          <math:mn>0</math:mn>
                        </math:msub>
                      </math:mrow>
                    </math:mtd>
                    <math:mtd>
                      <math:msub>
                        <math:mi>u</math:mi>
                        <math:mn>20</math:mn>
                      </math:msub>
                    </math:mtd>
                  </math:mtr>
                  <math:mtr>
                    <math:mtd>
                      <math:mrow>
                        <math:mi>v</math:mi>
                        <math:mo math:stretchy="false">−</math:mo>
                        <math:msub>
                          <math:mi>v</math:mi>
                          <math:mn>0</math:mn>
                        </math:msub>
                      </math:mrow>
                    </math:mtd>
                    <math:mtd>
                      <math:msub>
                        <math:mi>v</math:mi>
                        <math:mn>20</math:mn>
                      </math:msub>
                    </math:mtd>
                  </math:mtr>
                </math:mtable>
              </math:mfenced>
              <math:mi>d</math:mi>
            </math:mfrac>
            <math:mrow>
              <math:mi/>
              <math:mo math:stretchy="false">=</math:mo>
              <math:mi/>
            </math:mrow>
            <math:mfrac>
              <math:mrow>
                <math:mrow>
                  <math:mo math:stretchy="false">(</math:mo>
                  <math:mrow>
                    <math:mi>u</math:mi>
                    <math:mo math:stretchy="false">−</math:mo>
                    <math:msub>
                      <math:mi>u</math:mi>
                      <math:mn>0</math:mn>
                    </math:msub>
                  </math:mrow>
                  <math:mo math:stretchy="false">)</math:mo>
                </math:mrow>
                <math:msub>
                  <math:mi>v</math:mi>
                  <math:mn>20</math:mn>
                </math:msub>
                <math:mi>–</math:mi>
                <math:mrow>
                  <math:mo math:stretchy="false">(</math:mo>
                  <math:mrow>
                    <math:mi>v</math:mi>
                    <math:mo math:stretchy="false">−</math:mo>
                    <math:msub>
                      <math:mi>v</math:mi>
                      <math:mn>0</math:mn>
                    </math:msub>
                  </math:mrow>
                  <math:mo math:stretchy="false">)</math:mo>
                </math:mrow>
                <math:msub>
                  <math:mi>u</math:mi>
                  <math:mn>20</math:mn>
                </math:msub>
              </math:mrow>
              <math:mi>d</math:mi>
            </math:mfrac>
          </math:mrow>
        </math:mtd>
      </math:mtr>
      <math:mtr>
        <math:mtd>
          <math:mrow>
            <math:mi>b</math:mi>
            <math:mrow>
              <math:mi/>
              <math:mo math:stretchy="false">=</math:mo>
              <math:mi/>
            </math:mrow>
            <math:mfrac>
              <math:mfenced math:open="" math:close="">
                <math:mtable>
                  <math:mtr>
                    <math:mtd>
                      <math:msub>
                        <math:mi>u</math:mi>
                        <math:mn>10</math:mn>
                      </math:msub>
                    </math:mtd>
                    <math:mtd>
                      <math:mrow>
                        <math:mi>u</math:mi>
                        <math:mo math:stretchy="false">−</math:mo>
                        <math:msub>
                          <math:mi>u</math:mi>
                          <math:mn>0</math:mn>
                        </math:msub>
                      </math:mrow>
                    </math:mtd>
                  </math:mtr>
                  <math:mtr>
                    <math:mtd>
                      <math:msub>
                        <math:mi>v</math:mi>
                        <math:mn>10</math:mn>
                      </math:msub>
                    </math:mtd>
                    <math:mtd>
                      <math:mrow>
                        <math:mi>v</math:mi>
                        <math:mo math:stretchy="false">−</math:mo>
                        <math:msub>
                          <math:mi>v</math:mi>
                          <math:mn>0</math:mn>
                        </math:msub>
                      </math:mrow>
                    </math:mtd>
                  </math:mtr>
                </math:mtable>
              </math:mfenced>
              <math:mi>d</math:mi>
            </math:mfrac>
            <math:mrow>
              <math:mi/>
              <math:mo math:stretchy="false">=</math:mo>
              <math:mi/>
            </math:mrow>
            <math:mfrac>
              <math:mrow>
                <math:msub>
                  <math:mi>u</math:mi>
                  <math:mn>10</math:mn>
                </math:msub>
                <math:mrow>
                  <math:mrow>
                    <math:mo math:stretchy="false">(</math:mo>
                    <math:mrow>
                      <math:mi>v</math:mi>
                      <math:mo math:stretchy="false">−</math:mo>
                      <math:msub>
                        <math:mi>v</math:mi>
                        <math:mn>0</math:mn>
                      </math:msub>
                    </math:mrow>
                    <math:mo math:stretchy="false">)</math:mo>
                  </math:mrow>
                  <math:mo math:stretchy="false">−</math:mo>
                  <math:msub>
                    <math:mi>v</math:mi>
                    <math:mn>10</math:mn>
                  </math:msub>
                </math:mrow>
                <math:mrow>
                  <math:mo math:stretchy="false">(</math:mo>
                  <math:mrow>
                    <math:mi>u</math:mi>
                    <math:mo math:stretchy="false">−</math:mo>
                    <math:msub>
                      <math:mi>u</math:mi>
                      <math:mn>0</math:mn>
                    </math:msub>
                  </math:mrow>
                  <math:mo math:stretchy="false">)</math:mo>
                </math:mrow>
              </math:mrow>
              <math:mi>d</math:mi>
            </math:mfrac>
          </math:mrow>
        </math:mtd>
      </math:mtr>
    </math:mtable>
    <math:annotation math:encoding="StarMath 5.0">matrix {

alignl d ~=~ {left  ( matrix{u_10#u_20##v_10#v_20} right )} ##

a ~=~ {left ( matrix{u-u_0#u_20##v-v_0#v_20} right ) } over {d} ~=~ {(u-u_0)v_20 – (v-v_0)u_20} over  d ##

b ~=~ {left ( matrix{u_10#u-u_0##v_10#v-v_0} right ) } over {d} ~=~ {u_10(v-v_0) - v_10(u-u_0)} over {d}

}

</math:annotation>
  </math:semantics>
</math:math>
</file>

<file path=Object 52/content.xml><?xml version="1.0" encoding="utf-8"?>
<!DOCTYPE math  PUBLIC '-//OpenOffice.org//DTD Modified W3C MathML 1.01//EN'  'math.dtd'>
<math:math xmlns:math="http://www.w3.org/1998/Math/MathML">
  <math:semantics>
    <math:mtable>
      <math:mtr>
        <math:mtd>
          <math:mrow>
            <math:mrow>
              <math:msub>
                <math:mi>P</math:mi>
                <math:mi>u</math:mi>
              </math:msub>
              <math:mrow>
                <math:mi/>
                <math:mo math:stretchy="false">=</math:mo>
                <math:mi/>
              </math:mrow>
              <math:mrow>
                <math:mrow>
                  <math:mo math:stretchy="false">(</math:mo>
                  <math:mrow>
                    <math:mi/>
                    <math:msub>
                      <math:mi>v</math:mi>
                      <math:mn>20</math:mn>
                    </math:msub>
                    <math:mrow>
                      <math:msub>
                        <math:mi>P</math:mi>
                        <math:mn>10</math:mn>
                      </math:msub>
                      <math:mo math:stretchy="false">−</math:mo>
                      <math:msub>
                        <math:mi>v</math:mi>
                        <math:mn>10</math:mn>
                      </math:msub>
                    </math:mrow>
                    <math:msub>
                      <math:mi>P</math:mi>
                      <math:mn>20</math:mn>
                    </math:msub>
                  </math:mrow>
                  <math:mo math:stretchy="false">)</math:mo>
                </math:mrow>
                <math:mo math:stretchy="false">/</math:mo>
                <math:mi>d</math:mi>
              </math:mrow>
            </math:mrow>
          </math:mrow>
        </math:mtd>
      </math:mtr>
      <math:mtr>
        <math:mtd>
          <math:mrow>
            <math:mrow>
              <math:msub>
                <math:mi>P</math:mi>
                <math:mi>v</math:mi>
              </math:msub>
              <math:mrow>
                <math:mi/>
                <math:mo math:stretchy="false">=</math:mo>
                <math:mi/>
              </math:mrow>
              <math:mrow>
                <math:mrow>
                  <math:mo math:stretchy="false">(</math:mo>
                  <math:mrow>
                    <math:mrow>
                      <math:mo math:stretchy="false">−</math:mo>
                      <math:msub>
                        <math:mi>u</math:mi>
                        <math:mn>20</math:mn>
                      </math:msub>
                    </math:mrow>
                    <math:mrow>
                      <math:msub>
                        <math:mi>P</math:mi>
                        <math:mn>10</math:mn>
                      </math:msub>
                      <math:mo math:stretchy="false">+</math:mo>
                      <math:msub>
                        <math:mi>u</math:mi>
                        <math:mn>10</math:mn>
                      </math:msub>
                    </math:mrow>
                    <math:msub>
                      <math:mi>P</math:mi>
                      <math:mn>20</math:mn>
                    </math:msub>
                  </math:mrow>
                  <math:mo math:stretchy="false">)</math:mo>
                </math:mrow>
                <math:mo math:stretchy="false">/</math:mo>
                <math:mi>d</math:mi>
              </math:mrow>
            </math:mrow>
          </math:mrow>
        </math:mtd>
      </math:mtr>
    </math:mtable>
    <math:annotation math:encoding="StarMath 5.0">matrix {
alignl P_u ~=~ ( ~~ v_20 P_10 - v_10 P_20 )/d ##
alignl P_v ~=~ ( -u_20 P_10 + u_10 P_20 )/d 
}</math:annotation>
  </math:semantics>
</math:math>
</file>

<file path=Object 53/content.xml><?xml version="1.0" encoding="utf-8"?>
<!DOCTYPE math  PUBLIC '-//OpenOffice.org//DTD Modified W3C MathML 1.01//EN'  'math.dtd'>
<math:math xmlns:math="http://www.w3.org/1998/Math/MathML">
  <math:semantics>
    <math:mrow>
      <math:msub>
        <math:mi>T</math:mi>
        <math:mn>0,</math:mn>
      </math:msub>
      <math:msub>
        <math:mi>T</math:mi>
        <math:mn>1,</math:mn>
      </math:msub>
      <math:msub>
        <math:mi>T</math:mi>
        <math:mn>2</math:mn>
      </math:msub>
    </math:mrow>
    <math:annotation math:encoding="StarMath 5.0">T_0, T_1, T_2</math:annotation>
  </math:semantics>
</math:math>
</file>

<file path=Object 6/content.xml><?xml version="1.0" encoding="utf-8"?>
<!DOCTYPE math  PUBLIC '-//OpenOffice.org//DTD Modified W3C MathML 1.01//EN'  'math.dtd'>
<math:math xmlns:math="http://www.w3.org/1998/Math/MathML">
  <math:semantics>
    <math:mrow>
      <math:mover math:accent="true">
        <math:mi>P</math:mi>
        <math:mo math:stretchy="false">ˉ</math:mo>
      </math:mover>
      <math:mrow>
        <math:mo math:stretchy="false">(</math:mo>
        <math:mrow>
          <math:mi>u</math:mi>
          <math:mi>,</math:mi>
          <math:mi>v</math:mi>
        </math:mrow>
        <math:mo math:stretchy="false">)</math:mo>
      </math:mrow>
    </math:mrow>
    <math:annotation math:encoding="StarMath 5.0">bar P(u,v)</math:annotation>
  </math:semantics>
</math:math>
</file>

<file path=Object 7/content.xml><?xml version="1.0" encoding="utf-8"?>
<!DOCTYPE math  PUBLIC '-//OpenOffice.org//DTD Modified W3C MathML 1.01//EN'  'math.dtd'>
<math:math xmlns:math="http://www.w3.org/1998/Math/MathML">
  <math:semantics>
    <math:mtable>
      <math:mtr>
        <math:mrow>
          <math:mrow>
            <math:mover math:accent="true">
              <math:mi>N</math:mi>
              <math:mo math:stretchy="false">ˉ</math:mo>
            </math:mover>
            <math:mrow>
              <math:mi/>
              <math:mo math:stretchy="false">=</math:mo>
              <math:mi/>
            </math:mrow>
            <math:mrow>
              <math:mover math:accent="true">
                <math:msub>
                  <math:mi>P</math:mi>
                  <math:mi>u</math:mi>
                </math:msub>
                <math:mo math:stretchy="false">ˉ</math:mo>
              </math:mover>
              <math:mo math:stretchy="false">×</math:mo>
              <math:mover math:accent="true">
                <math:msub>
                  <math:mi>P</math:mi>
                  <math:mi>v</math:mi>
                </math:msub>
                <math:mo math:stretchy="false">ˉ</math:mo>
              </math:mover>
            </math:mrow>
          </math:mrow>
        </math:mrow>
      </math:mtr>
      <math:mtr>
        <math:mrow>
          <math:mrow>
            <math:mphantom>
              <math:mstyle>
                <math:mrow>
                  <math:mover math:accent="true">
                    <math:mi>N</math:mi>
                    <math:mo math:stretchy="false">ˉ</math:mo>
                  </math:mover>
                </math:mrow>
              </math:mstyle>
            </math:mphantom>
            <math:mrow>
              <math:mi/>
              <math:mo math:stretchy="false">=</math:mo>
              <math:mi/>
            </math:mrow>
            <math:mrow>
              <math:msub>
                <math:mi>P</math:mi>
                <math:mi>u</math:mi>
              </math:msub>
              <math:mo math:stretchy="false">×</math:mo>
              <math:msub>
                <math:mi>P</math:mi>
                <math:mi>v</math:mi>
              </math:msub>
            </math:mrow>
            <math:mrow>
              <math:mi/>
              <math:mo math:stretchy="false">+</math:mo>
              <math:mi/>
            </math:mrow>
            <math:msub>
              <math:mi>f</math:mi>
              <math:mi>u</math:mi>
            </math:msub>
            <math:mfenced math:open="" math:close="">
              <math:mrow>
                <math:mfrac>
                  <math:mi>N</math:mi>
                  <math:mfenced math:open="∥" math:close="∥">
                    <math:mi>N</math:mi>
                  </math:mfenced>
                </math:mfrac>
                <math:mo math:stretchy="false">×</math:mo>
                <math:msub>
                  <math:mi>P</math:mi>
                  <math:mi>v</math:mi>
                </math:msub>
              </math:mrow>
            </math:mfenced>
            <math:mrow>
              <math:mi/>
              <math:mo math:stretchy="false">+</math:mo>
              <math:mi/>
            </math:mrow>
            <math:msub>
              <math:mi>f</math:mi>
              <math:mi>v</math:mi>
            </math:msub>
            <math:mfenced math:open="" math:close="">
              <math:mrow>
                <math:msub>
                  <math:mi>P</math:mi>
                  <math:mi>u</math:mi>
                </math:msub>
                <math:mo math:stretchy="false">×</math:mo>
                <math:mfrac>
                  <math:mi>N</math:mi>
                  <math:mfenced math:open="∥" math:close="∥">
                    <math:mi>N</math:mi>
                  </math:mfenced>
                </math:mfrac>
              </math:mrow>
            </math:mfenced>
            <math:mrow>
              <math:mi/>
              <math:mo math:stretchy="false">+</math:mo>
              <math:mi/>
            </math:mrow>
            <math:msub>
              <math:mi>f</math:mi>
              <math:mi>u</math:mi>
            </math:msub>
            <math:msub>
              <math:mi>f</math:mi>
              <math:mi>v</math:mi>
            </math:msub>
            <math:mfenced math:open="" math:close="">
              <math:mfrac>
                <math:mrow>
                  <math:mi>N</math:mi>
                  <math:mo math:stretchy="false">×</math:mo>
                  <math:mi>N</math:mi>
                </math:mrow>
                <math:mrow>
                  <math:mfenced math:open="∥" math:close="∥">
                    <math:mi>N</math:mi>
                  </math:mfenced>
                  <math:mfenced math:open="∥" math:close="∥">
                    <math:mi>N</math:mi>
                  </math:mfenced>
                </math:mrow>
              </math:mfrac>
            </math:mfenced>
          </math:mrow>
        </math:mrow>
      </math:mtr>
      <math:mtr>
        <math:mrow>
          <math:mrow>
            <math:mphantom>
              <math:mstyle>
                <math:mrow>
                  <math:mover math:accent="true">
                    <math:mi>N</math:mi>
                    <math:mo math:stretchy="false">ˉ</math:mo>
                  </math:mover>
                </math:mrow>
              </math:mstyle>
            </math:mphantom>
            <math:mrow>
              <math:mi/>
              <math:mo math:stretchy="false">=</math:mo>
              <math:mi/>
            </math:mrow>
            <math:mrow>
              <math:msub>
                <math:mi>P</math:mi>
                <math:mi>u</math:mi>
              </math:msub>
              <math:mo math:stretchy="false">×</math:mo>
              <math:msub>
                <math:mi>P</math:mi>
                <math:mi>v</math:mi>
              </math:msub>
            </math:mrow>
            <math:mrow>
              <math:mi/>
              <math:mo math:stretchy="false">+</math:mo>
              <math:mi/>
            </math:mrow>
            <math:mrow>
              <math:mrow>
                <math:mo math:stretchy="false">(</math:mo>
                <math:mrow>
                  <math:msub>
                    <math:mi>f</math:mi>
                    <math:mi>v</math:mi>
                  </math:msub>
                  <math:msub>
                    <math:mi>P</math:mi>
                    <math:mi>u</math:mi>
                  </math:msub>
                  <math:mi>–</math:mi>
                  <math:msub>
                    <math:mi>f</math:mi>
                    <math:mi>u</math:mi>
                  </math:msub>
                  <math:msub>
                    <math:mi>P</math:mi>
                    <math:mi>v</math:mi>
                  </math:msub>
                </math:mrow>
                <math:mo math:stretchy="false">)</math:mo>
              </math:mrow>
              <math:mo math:stretchy="false">×</math:mo>
              <math:mfrac>
                <math:mi>N</math:mi>
                <math:mfenced math:open="∥" math:close="∥">
                  <math:mi>N</math:mi>
                </math:mfenced>
              </math:mfrac>
            </math:mrow>
          </math:mrow>
        </math:mrow>
      </math:mtr>
      <math:mtr>
        <math:mrow>
          <math:mrow>
            <math:mphantom>
              <math:mstyle>
                <math:mrow>
                  <math:mover math:accent="true">
                    <math:mi>N</math:mi>
                    <math:mo math:stretchy="false">ˉ</math:mo>
                  </math:mover>
                </math:mrow>
              </math:mstyle>
            </math:mphantom>
            <math:mrow>
              <math:mi/>
              <math:mo math:stretchy="false">=</math:mo>
              <math:mi/>
            </math:mrow>
            <math:mi>N</math:mi>
            <math:mrow>
              <math:mi/>
              <math:mo math:stretchy="false">+</math:mo>
              <math:mi/>
            </math:mrow>
            <math:mi>D</math:mi>
          </math:mrow>
        </math:mrow>
      </math:mtr>
    </math:mtable>
    <math:annotation math:encoding="StarMath 5.0">alignl bar N ~=~ bar P_u times bar P_v newline 

alignl phantom {bar N} ~=~P_u times P_v ~+~ f_u left ({{N} over {left ldline N right rdline}} times P_v right ) ~+~ f_v left (P_u times {{N} over {left ldline N right rdline}} right ) ~+~  f_u f_v left ({{N times N} over {left ldline N right rdline left ldline N right rdline}} right )  newline

alignl phantom {bar N} ~=~ P_u times P_v ~+~ (f_v P_u – f_u P_v) times {{N} over {left ldline N right rdline}} newline
alignl phantom {bar N} ~=~ N ~+~ D</math:annotation>
  </math:semantics>
</math:math>
</file>

<file path=Object 8/content.xml><?xml version="1.0" encoding="utf-8"?>
<!DOCTYPE math  PUBLIC '-//OpenOffice.org//DTD Modified W3C MathML 1.01//EN'  'math.dtd'>
<math:math xmlns:math="http://www.w3.org/1998/Math/MathML">
  <math:semantics>
    <math:mrow>
      <math:mi>D</math:mi>
      <math:mrow>
        <math:mi/>
        <math:mo math:stretchy="false">=</math:mo>
        <math:mi/>
      </math:mrow>
      <math:mrow>
        <math:mrow>
          <math:mo math:stretchy="false">(</math:mo>
          <math:mrow>
            <math:msub>
              <math:mi>f</math:mi>
              <math:mi>v</math:mi>
            </math:msub>
            <math:msub>
              <math:mi>P</math:mi>
              <math:mi>u</math:mi>
            </math:msub>
            <math:mi>–</math:mi>
            <math:msub>
              <math:mi>f</math:mi>
              <math:mi>u</math:mi>
            </math:msub>
            <math:msub>
              <math:mi>P</math:mi>
              <math:mi>v</math:mi>
            </math:msub>
          </math:mrow>
          <math:mo math:stretchy="false">)</math:mo>
        </math:mrow>
        <math:mo math:stretchy="false">×</math:mo>
        <math:mfrac>
          <math:mi>N</math:mi>
          <math:mfenced math:open="∥" math:close="∥">
            <math:mi>N</math:mi>
          </math:mfenced>
        </math:mfrac>
      </math:mrow>
    </math:mrow>
    <math:annotation math:encoding="StarMath 5.0">D ~=~ (f_v P_u – f_u P_v) times {{N} over {left ldline N right rdline}} </math:annotation>
  </math:semantics>
</math:math>
</file>

<file path=Object 9/content.xml><?xml version="1.0" encoding="utf-8"?>
<!DOCTYPE math  PUBLIC '-//OpenOffice.org//DTD Modified W3C MathML 1.01//EN'  'math.dtd'>
<math:math xmlns:math="http://www.w3.org/1998/Math/MathML">
  <math:semantics>
    <math:mrow>
      <math:mo math:stretchy="false">〈</math:mo>
      <math:mrow>
        <math:msub>
          <math:mi>P</math:mi>
          <math:mi>u</math:mi>
        </math:msub>
        <math:mi>,</math:mi>
        <math:msub>
          <math:mi>P</math:mi>
          <math:mi>v</math:mi>
        </math:msub>
      </math:mrow>
      <math:mo math:stretchy="false">〉</math:mo>
    </math:mrow>
    <math:annotation math:encoding="StarMath 5.0">langle P_u,P_v rangle</math:annotation>
  </math:semantics>
</math:math>
</file>